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707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0.734cm"/>
    </style:style>
    <style:style style:name="co34" style:family="table-column">
      <style:table-column-properties fo:break-before="auto" style:column-width="0.788cm"/>
    </style:style>
    <style:style style:name="co35" style:family="table-column">
      <style:table-column-properties fo:break-before="auto" style:column-width="0.598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0.62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0.517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1.85cm"/>
    </style:style>
    <style:style style:name="co43" style:family="table-column">
      <style:table-column-properties fo:break-before="auto" style:column-width="1.797cm"/>
    </style:style>
    <style:style style:name="co44" style:family="table-column">
      <style:table-column-properties fo:break-before="auto" style:column-width="11.73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2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3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font-name="Arial" fo:font-size="11pt" style:font-size-asian="11pt" style:font-size-complex="11pt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45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8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5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13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4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34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40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5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1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style:font-name="Aria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6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9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3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ext-properties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61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8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86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>
      <style:table-cell-properties fo:background-color="#127622"/>
    </style:style>
    <style:style style:name="ce30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09" style:family="table-cell" style:parent-style-name="Default">
      <style:text-properties fo:font-size="10pt" style:font-size-asian="10pt" style:font-size-complex="10pt"/>
    </style:style>
    <style:style style:name="ce31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51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37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2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3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7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9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9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02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28"/>
        <table:table-column table:style-name="co8" table:default-cell-style-name="ce209"/>
        <table:table-column table:style-name="co9" table:default-cell-style-name="ce202"/>
        <table:table-column table:style-name="co10" table:default-cell-style-name="ce207"/>
        <table:table-column table:style-name="co11" table:default-cell-style-name="ce207"/>
        <table:table-column table:style-name="co12" table:default-cell-style-name="ce243"/>
        <table:table-column table:style-name="co4" table:default-cell-style-name="ce207"/>
        <table:table-column table:style-name="co13" table:default-cell-style-name="ce207"/>
        <table:table-column table:style-name="co14" table:default-cell-style-name="ce207"/>
        <table:table-column table:style-name="co13" table:default-cell-style-name="ce207"/>
        <table:table-column table:style-name="co8" table:default-cell-style-name="ce207"/>
        <table:table-column table:style-name="co15" table:default-cell-style-name="ce207"/>
        <table:table-column table:style-name="co11" table:default-cell-style-name="ce243"/>
        <table:table-column table:style-name="co16" table:default-cell-style-name="ce207"/>
        <table:table-column table:style-name="co17" table:default-cell-style-name="ce207"/>
        <table:table-column table:style-name="co15" table:default-cell-style-name="ce207"/>
        <table:table-column table:style-name="co8" table:number-columns-repeated="2" table:default-cell-style-name="ce207"/>
        <table:table-column table:style-name="co15" table:default-cell-style-name="ce207"/>
        <table:table-column table:style-name="co1" table:number-columns-repeated="2" table:default-cell-style-name="ce207"/>
        <table:table-column table:style-name="co15" table:default-cell-style-name="ce207"/>
        <table:table-column table:style-name="co7" table:number-columns-repeated="2" table:default-cell-style-name="ce207"/>
        <table:table-column table:style-name="co11" table:number-columns-repeated="2" table:default-cell-style-name="ce207"/>
        <table:table-column table:style-name="co18" table:default-cell-style-name="ce207"/>
        <table:table-column table:style-name="co19" table:default-cell-style-name="ce207"/>
        <table:table-column table:style-name="co13" table:default-cell-style-name="ce207"/>
        <table:table-column table:style-name="co20" table:number-columns-repeated="27" table:default-cell-style-name="ce207"/>
        <table:table-column table:style-name="co20" table:default-cell-style-name="ce258"/>
        <table:table-row table:style-name="ro1">
          <table:table-cell table:style-name="ce188" table:number-columns-repeated="3"/>
          <table:table-cell table:number-columns-repeated="2" table:style-name="ce213" office:value-type="string" calcext:value-type="string">
            <text:p>J8</text:p>
          </table:table-cell>
          <table:table-cell table:style-name="ce216"/>
          <table:table-cell table:style-name="ce222"/>
          <table:table-cell table:style-name="ce232"/>
          <table:table-cell table:style-name="ce222"/>
          <table:table-cell table:style-name="ce245" office:value-type="string" calcext:value-type="string">
            <text:p>ssd1289</text:p>
          </table:table-cell>
          <table:table-cell table:style-name="ce252" table:number-columns-repeated="2"/>
          <table:table-cell table:style-name="ce222"/>
          <table:table-cell table:number-columns-repeated="51"/>
        </table:table-row>
        <table:table-row table:style-name="ro1">
          <table:table-cell table:style-name="ce189" office:value-type="string" calcext:value-type="string">
            <text:p>3.3v</text:p>
          </table:table-cell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33"/>
          <table:table-cell table:style-name="ce244"/>
          <table:table-cell table:style-name="ce196" office:value-type="string" calcext:value-type="string">
            <text:p>d0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1" calcext:value-type="float">
            <text:p>1</text:p>
          </table:table-cell>
          <table:table-cell table:style-name="ce221" office:value-type="string" calcext:value-type="string">
            <text:p>0v</text:p>
          </table:table-cell>
          <table:table-cell table:style-name="ce199"/>
          <table:table-cell table:style-name="ce259"/>
          <table:table-cell table:style-name="ce209"/>
          <table:table-cell table:style-name="ce258" table:number-columns-repeated="5"/>
          <table:table-cell table:number-columns-repeated="43"/>
        </table:table-row>
        <table:table-row table:style-name="ro1">
          <table:table-cell table:style-name="ce190" office:value-type="string" calcext:value-type="string">
            <text:p>d2</text:p>
          </table:table-cell>
          <table:table-cell table:style-name="ce205" office:value-type="string" calcext:value-type="string">
            <text:p>Gpio 2</text:p>
          </table:table-cell>
          <table:table-cell table:style-name="ce204" office:value-type="string" calcext:value-type="string">
            <text:p>sda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34" office:value-type="string" calcext:value-type="string">
            <text:p>5v</text:p>
          </table:table-cell>
          <table:table-cell table:style-name="ce244"/>
          <table:table-cell table:style-name="ce198" office:value-type="string" calcext:value-type="string">
            <text:p>d1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" calcext:value-type="float">
            <text:p>2</text:p>
          </table:table-cell>
          <table:table-cell table:style-name="ce234" office:value-type="string" calcext:value-type="string">
            <text:p>5v</text:p>
          </table:table-cell>
          <table:table-cell table:style-name="ce250"/>
          <table:table-cell table:style-name="ce258" table:number-columns-repeated="7"/>
          <table:table-cell table:number-columns-repeated="3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31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91" office:value-type="string" calcext:value-type="string">
            <text:p>d3</text:p>
          </table:table-cell>
          <table:table-cell table:style-name="ce205" office:value-type="string" calcext:value-type="string">
            <text:p>Gpio 3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21" office:value-type="string" calcext:value-type="string">
            <text:p>0v</text:p>
          </table:table-cell>
          <table:table-cell table:style-name="ce244"/>
          <table:table-cell table:style-name="ce190" office:value-type="string" calcext:value-type="string">
            <text:p>d2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3" calcext:value-type="float">
            <text:p>3</text:p>
          </table:table-cell>
          <table:table-cell table:style-name="ce193"/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37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2" office:value-type="string" calcext:value-type="string">
            <text:p>d4</text:p>
          </table:table-cell>
          <table:table-cell table:style-name="ce205" office:value-type="string" calcext:value-type="string">
            <text:p>Gpio 4</text:p>
          </table:table-cell>
          <table:table-cell table:style-name="ce210"/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19" office:value-type="string" calcext:value-type="string">
            <text:p>txd</text:p>
          </table:table-cell>
          <table:table-cell table:style-name="ce224" office:value-type="string" calcext:value-type="string">
            <text:p>gpio 14</text:p>
          </table:table-cell>
          <table:table-cell table:style-name="ce235" office:value-type="string" calcext:value-type="string">
            <text:p>d14</text:p>
          </table:table-cell>
          <table:table-cell table:style-name="ce244"/>
          <table:table-cell table:style-name="ce191" office:value-type="string" calcext:value-type="string">
            <text:p>d3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4" calcext:value-type="float">
            <text:p>4</text:p>
          </table:table-cell>
          <table:table-cell table:style-name="ce238" office:value-type="string" calcext:value-type="string">
            <text:p>rs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46" office:value-type="string" calcext:value-type="string">
            <text:p>rs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53" office:value-type="string" calcext:value-type="string">
            <text:p>wr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211" office:value-type="string" calcext:value-type="string">
            <text:p>0v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19" office:value-type="string" calcext:value-type="string">
            <text:p>rxd</text:p>
          </table:table-cell>
          <table:table-cell table:style-name="ce224" office:value-type="string" calcext:value-type="string">
            <text:p>gpio 15</text:p>
          </table:table-cell>
          <table:table-cell table:style-name="ce236" office:value-type="string" calcext:value-type="string">
            <text:p>d15</text:p>
          </table:table-cell>
          <table:table-cell table:style-name="ce244"/>
          <table:table-cell table:style-name="ce192" office:value-type="string" calcext:value-type="string">
            <text:p>d4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5" calcext:value-type="float">
            <text:p>5</text:p>
          </table:table-cell>
          <table:table-cell table:style-name="ce253" office:value-type="string" calcext:value-type="string">
            <text:p>wr</text:p>
          </table:table-cell>
          <table:table-cell/>
          <table:table-cell table:style-name="ce258" table:number-columns-repeated="7"/>
          <table:table-cell table:number-columns-repeated="3"/>
          <table:table-cell table:style-name="Default"/>
          <table:table-cell table:style-name="ce195" office:value-type="string" calcext:value-type="string">
            <text:p>rd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39" office:value-type="string" calcext:value-type="string">
            <text:p>reset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4" office:value-type="string" calcext:value-type="string">
            <text:p>wr</text:p>
          </table:table-cell>
          <table:table-cell table:style-name="ce205" office:value-type="string" calcext:value-type="string">
            <text:p>gpio 17</text:p>
          </table:table-cell>
          <table:table-cell table:style-name="ce204" office:value-type="string" calcext:value-type="string">
            <text:p>ce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9" office:value-type="string" calcext:value-type="string">
            <text:p>ce0</text:p>
          </table:table-cell>
          <table:table-cell table:style-name="ce224" office:value-type="string" calcext:value-type="string">
            <text:p>gpio 18</text:p>
          </table:table-cell>
          <table:table-cell table:style-name="ce233"/>
          <table:table-cell table:style-name="ce244"/>
          <table:table-cell table:style-name="ce199" office:value-type="string" calcext:value-type="string">
            <text:p>d5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6" calcext:value-type="float">
            <text:p>6</text:p>
          </table:table-cell>
          <table:table-cell table:style-name="ce207" office:value-type="string" calcext:value-type="string">
            <text:p>rd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6" office:value-type="string" calcext:value-type="string">
            <text:p>d0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55" office:value-type="string" calcext:value-type="string">
            <text:p>d1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2" office:value-type="string" calcext:value-type="string">
            <text:p>back</text:p>
          </table:table-cell>
          <table:table-cell table:style-name="ce205" office:value-type="string" calcext:value-type="string">
            <text:p>gpio 27</text:p>
          </table:table-cell>
          <table:table-cell table:style-name="ce210"/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200" office:value-type="string" calcext:value-type="string">
            <text:p>d6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7" calcext:value-type="float">
            <text:p>7</text:p>
          </table:table-cell>
          <table:table-cell table:style-name="ce253" office:value-type="string" calcext:value-type="string">
            <text:p>d8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0" office:value-type="string" calcext:value-type="string">
            <text:p>d2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57" office:value-type="string" calcext:value-type="string">
            <text:p>d3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5" office:value-type="string" calcext:value-type="string">
            <text:p>rd</text:p>
          </table:table-cell>
          <table:table-cell table:style-name="ce205" office:value-type="string" calcext:value-type="string">
            <text:p>gpio 22</text:p>
          </table:table-cell>
          <table:table-cell table:style-name="ce210"/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20"/>
          <table:table-cell table:style-name="ce224" office:value-type="string" calcext:value-type="string">
            <text:p>gpio 23</text:p>
          </table:table-cell>
          <table:table-cell table:style-name="ce237" office:value-type="string" calcext:value-type="string">
            <text:p>cs</text:p>
          </table:table-cell>
          <table:table-cell table:style-name="ce244"/>
          <table:table-cell table:style-name="ce246" office:value-type="string" calcext:value-type="string">
            <text:p>d7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8" calcext:value-type="float">
            <text:p>8</text:p>
          </table:table-cell>
          <table:table-cell table:style-name="ce228" office:value-type="string" calcext:value-type="string">
            <text:p>d9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d4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37" office:value-type="string" calcext:value-type="string">
            <text:p>d5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0"/>
          <table:table-cell table:style-name="ce224" office:value-type="string" calcext:value-type="string">
            <text:p>gpio 24</text:p>
          </table:table-cell>
          <table:table-cell table:style-name="ce238" office:value-type="string" calcext:value-type="string">
            <text:p>rs</text:p>
          </table:table-cell>
          <table:table-cell table:style-name="ce244"/>
          <table:table-cell table:style-name="ce247" office:value-type="string" calcext:value-type="string">
            <text:p>t sclk</text:p>
          </table:table-cell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9" calcext:value-type="float">
            <text:p>9</text:p>
          </table:table-cell>
          <table:table-cell table:style-name="ce254" office:value-type="string" calcext:value-type="string">
            <text:p>d10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0" office:value-type="string" calcext:value-type="string">
            <text:p>d6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38" office:value-type="string" calcext:value-type="string">
            <text:p>d7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6" office:value-type="string" calcext:value-type="string">
            <text:p>d10</text:p>
          </table:table-cell>
          <table:table-cell table:style-name="ce205" office:value-type="string" calcext:value-type="string">
            <text:p>gpio 10</text:p>
          </table:table-cell>
          <table:table-cell table:style-name="ce204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246" office:value-type="string" calcext:value-type="string">
            <text:p>t cs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10" calcext:value-type="float">
            <text:p>10</text:p>
          </table:table-cell>
          <table:table-cell table:style-name="ce255" office:value-type="string" calcext:value-type="string">
            <text:p>d11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4" office:value-type="string" calcext:value-type="string">
            <text:p>d8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8" office:value-type="string" calcext:value-type="string">
            <text:p>d9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7" office:value-type="string" calcext:value-type="string">
            <text:p>d9</text:p>
          </table:table-cell>
          <table:table-cell table:style-name="ce205" office:value-type="string" calcext:value-type="string">
            <text:p>Gpio 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20"/>
          <table:table-cell table:style-name="ce224" office:value-type="string" calcext:value-type="string">
            <text:p>gpio 25</text:p>
          </table:table-cell>
          <table:table-cell table:style-name="ce239" office:value-type="string" calcext:value-type="string">
            <text:p>reset</text:p>
          </table:table-cell>
          <table:table-cell table:style-name="ce244"/>
          <table:table-cell table:style-name="ce198" office:value-type="string" calcext:value-type="string">
            <text:p>t mosi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11" calcext:value-type="float">
            <text:p>11</text:p>
          </table:table-cell>
          <table:table-cell table:style-name="ce256" office:value-type="string" calcext:value-type="string">
            <text:p>d12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6" office:value-type="string" calcext:value-type="string">
            <text:p>d10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55" office:value-type="string" calcext:value-type="string">
            <text:p>d11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8" office:value-type="string" calcext:value-type="string">
            <text:p>d11</text:p>
          </table:table-cell>
          <table:table-cell table:style-name="ce205" office:value-type="string" calcext:value-type="string">
            <text:p>gpio 11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19" office:value-type="string" calcext:value-type="string">
            <text:p>Ce0</text:p>
          </table:table-cell>
          <table:table-cell table:style-name="ce224" office:value-type="string" calcext:value-type="string">
            <text:p>gpio 8</text:p>
          </table:table-cell>
          <table:table-cell table:style-name="ce240" office:value-type="string" calcext:value-type="string">
            <text:p>d8</text:p>
          </table:table-cell>
          <table:table-cell table:style-name="ce244"/>
          <table:table-cell table:style-name="ce248" office:value-type="string" calcext:value-type="string">
            <text:p>t busy</text:p>
          </table:table-cell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12" calcext:value-type="float">
            <text:p>12</text:p>
          </table:table-cell>
          <table:table-cell table:style-name="ce257" office:value-type="string" calcext:value-type="string">
            <text:p>d13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0" office:value-type="string" calcext:value-type="string">
            <text:p>d12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57" office:value-type="string" calcext:value-type="string">
            <text:p>d13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211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19" office:value-type="string" calcext:value-type="string">
            <text:p>Ce1</text:p>
          </table:table-cell>
          <table:table-cell table:style-name="ce224" office:value-type="string" calcext:value-type="string">
            <text:p>gpio 7</text:p>
          </table:table-cell>
          <table:table-cell table:style-name="ce241" office:value-type="string" calcext:value-type="string">
            <text:p>d7</text:p>
          </table:table-cell>
          <table:table-cell table:style-name="ce244"/>
          <table:table-cell table:style-name="ce192" office:value-type="string" calcext:value-type="string">
            <text:p>t miso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13" calcext:value-type="float">
            <text:p>13</text:p>
          </table:table-cell>
          <table:table-cell table:style-name="ce225" office:value-type="string" calcext:value-type="string">
            <text:p>d14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d14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37" office:value-type="string" calcext:value-type="string">
            <text:p>d15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6" office:value-type="string" calcext:value-type="string">
            <text:p>d0</text:p>
          </table:table-cell>
          <table:table-cell table:style-name="ce205" office:value-type="string" calcext:value-type="string">
            <text:p><text:span text:style-name="T1">Gpio </text:span>0</text:p>
          </table:table-cell>
          <table:table-cell table:style-name="ce204" office:value-type="string" calcext:value-type="string">
            <text:p>id_sd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19" office:value-type="string" calcext:value-type="string">
            <text:p>id_sc</text:p>
          </table:table-cell>
          <table:table-cell table:style-name="ce224" office:value-type="string" calcext:value-type="string">
            <text:p>gpio 1</text:p>
          </table:table-cell>
          <table:table-cell table:style-name="ce242" office:value-type="string" calcext:value-type="string">
            <text:p>d1</text:p>
          </table:table-cell>
          <table:table-cell table:style-name="ce244"/>
          <table:table-cell table:style-name="ce195" office:value-type="string" calcext:value-type="string">
            <text:p>t pirq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14" calcext:value-type="float">
            <text:p>14</text:p>
          </table:table-cell>
          <table:table-cell table:style-name="ce237" office:value-type="string" calcext:value-type="string">
            <text:p>d15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77" office:value-type="string" calcext:value-type="string">
            <text:p>tp yd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9" office:value-type="string" calcext:value-type="string">
            <text:p>d5</text:p>
          </table:table-cell>
          <table:table-cell table:style-name="ce205" office:value-type="string" calcext:value-type="string">
            <text:p>gpio 5</text:p>
          </table:table-cell>
          <table:table-cell table:style-name="ce210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21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193"/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15" calcext:value-type="float">
            <text:p>15</text:p>
          </table:table-cell>
          <table:table-cell table:style-name="ce237" office:value-type="string" calcext:value-type="string">
            <text:p>cs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7" office:value-type="string" calcext:value-type="string">
            <text:p>tp xl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43" office:value-type="string" calcext:value-type="string">
            <text:p>tp yu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200" office:value-type="string" calcext:value-type="string">
            <text:p>d6</text:p>
          </table:table-cell>
          <table:table-cell table:style-name="ce205" office:value-type="string" calcext:value-type="string">
            <text:p>gpio 6</text:p>
          </table:table-cell>
          <table:table-cell table:style-name="ce210"/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220"/>
          <table:table-cell table:style-name="ce224" office:value-type="string" calcext:value-type="string">
            <text:p>gpio 12</text:p>
          </table:table-cell>
          <table:table-cell table:style-name="ce231" office:value-type="string" calcext:value-type="string">
            <text:p>d12</text:p>
          </table:table-cell>
          <table:table-cell table:style-name="ce244"/>
          <table:table-cell table:style-name="ce193"/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16" calcext:value-type="float">
            <text:p>16</text:p>
          </table:table-cell>
          <table:table-cell table:number-columns-repeated="2"/>
          <table:table-cell table:style-name="ce258" table:number-columns-repeated="7"/>
          <table:table-cell table:number-columns-repeated="3"/>
          <table:table-cell table:style-name="ce258"/>
          <table:table-cell table:style-name="ce197" office:value-type="string" calcext:value-type="string">
            <text:p>tp xr</text:p>
          </table:table-cell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43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1" office:value-type="string" calcext:value-type="string">
            <text:p>d13</text:p>
          </table:table-cell>
          <table:table-cell table:style-name="ce205" office:value-type="string" calcext:value-type="string">
            <text:p>gpio 13</text:p>
          </table:table-cell>
          <table:table-cell table:style-name="ce210"/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21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193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17" calcext:value-type="float">
            <text:p>17</text:p>
          </table:table-cell>
          <table:table-cell table:style-name="ce239" office:value-type="string" calcext:value-type="string">
            <text:p>reset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2" office:value-type="string" calcext:value-type="string">
            <text:p>led -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193"/>
          <table:table-cell table:style-name="ce279"/>
          <table:table-cell table:number-columns-repeated="34"/>
        </table:table-row>
        <table:table-row table:style-name="ro1">
          <table:table-cell table:style-name="ce201" office:value-type="string" calcext:value-type="string">
            <text:p>Tmiso</text:p>
          </table:table-cell>
          <table:table-cell table:style-name="ce205" office:value-type="string" calcext:value-type="string">
            <text:p>Gpio 1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19" office:value-type="string" calcext:value-type="string">
            <text:p>ce2</text:p>
          </table:table-cell>
          <table:table-cell table:style-name="ce224" office:value-type="string" calcext:value-type="string">
            <text:p>gpio 16</text:p>
          </table:table-cell>
          <table:table-cell table:style-name="ce226" office:value-type="string" calcext:value-type="string">
            <text:p>Tcs</text:p>
          </table:table-cell>
          <table:table-cell table:style-name="ce244"/>
          <table:table-cell table:style-name="ce193"/>
          <table:table-cell table:style-name="ce214" office:value-type="float" office:value="38" calcext:value-type="float">
            <text:p>38</text:p>
          </table:table-cell>
          <table:table-cell table:style-name="ce214" office:value-type="float" office:value="18" calcext:value-type="float">
            <text:p>18</text:p>
          </table:table-cell>
          <table:table-cell table:style-name="ce193"/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2" office:value-type="string" calcext:value-type="string">
            <text:p>led -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193"/>
          <table:table-cell table:style-name="ce279"/>
          <table:table-cell table:number-columns-repeated="34"/>
        </table:table-row>
        <table:table-row table:style-name="ro1">
          <table:table-cell table:style-name="ce200" office:value-type="string" calcext:value-type="string">
            <text:p>Tpirq</text:p>
          </table:table-cell>
          <table:table-cell table:style-name="ce205" office:value-type="string" calcext:value-type="string">
            <text:p>gpio 26</text:p>
          </table:table-cell>
          <table:table-cell table:style-name="ce210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38" calcext:value-type="float">
            <text:p>38</text:p>
          </table:table-cell>
          <table:table-cell table:style-name="ce219" office:value-type="string" calcext:value-type="string">
            <text:p>mosi</text:p>
          </table:table-cell>
          <table:table-cell table:style-name="ce224" office:value-type="string" calcext:value-type="string">
            <text:p>gpio 20</text:p>
          </table:table-cell>
          <table:table-cell table:style-name="ce227" office:value-type="string" calcext:value-type="string">
            <text:p>Tmosi</text:p>
          </table:table-cell>
          <table:table-cell table:style-name="ce244"/>
          <table:table-cell table:style-name="ce193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19" calcext:value-type="float">
            <text:p>19</text:p>
          </table:table-cell>
          <table:table-cell table:style-name="ce231" office:value-type="string" calcext:value-type="string">
            <text:p>led+</text:p>
          </table:table-cell>
          <table:table-cell table:style-name="ce225"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back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31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3"/>
          <table:table-cell table:style-name="ce206"/>
          <table:table-cell table:style-name="ce211" office:value-type="string" calcext:value-type="string">
            <text:p>0v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0" calcext:value-type="float">
            <text:p>40</text:p>
          </table:table-cell>
          <table:table-cell table:style-name="ce219" office:value-type="string" calcext:value-type="string">
            <text:p>sclk</text:p>
          </table:table-cell>
          <table:table-cell table:style-name="ce224" office:value-type="string" calcext:value-type="string">
            <text:p>gpio 21</text:p>
          </table:table-cell>
          <table:table-cell table:style-name="ce225" office:value-type="string" calcext:value-type="string">
            <text:p>Tsck</text:p>
          </table:table-cell>
          <table:table-cell table:style-name="ce244"/>
          <table:table-cell table:style-name="ce193"/>
          <table:table-cell table:style-name="ce214" office:value-type="float" office:value="40" calcext:value-type="float">
            <text:p>40</text:p>
          </table:table-cell>
          <table:table-cell table:style-name="ce214" office:value-type="float" office:value="20" calcext:value-type="float">
            <text:p>20</text:p>
          </table:table-cell>
          <table:table-cell table:style-name="ce193"/>
          <table:table-cell table:number-columns-repeated="2"/>
          <table:table-cell table:style-name="ce214"/>
          <table:table-cell table:style-name="ce258" table:number-columns-repeated="4"/>
          <table:table-cell table:number-columns-repeated="4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37" calcext:value-type="float">
            <text:p>37</text:p>
          </table:table-cell>
          <table:table-cell/>
          <table:table-cell table:style-name="ce243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243"/>
          <table:table-cell table:style-name="ce244"/>
          <table:table-cell table:number-columns-repeated="5"/>
          <table:table-cell table:style-name="ce258" table:number-columns-repeated="14"/>
          <table:table-cell table:number-columns-repeated="5"/>
          <table:table-cell table:style-name="ce258" table:number-columns-repeated="2"/>
          <table:table-cell table:number-columns-repeated="29"/>
        </table:table-row>
        <table:table-row table:style-name="ro1">
          <table:table-cell/>
          <table:table-cell table:style-name="ce208" office:value-type="string" calcext:value-type="string">
            <text:p>xt2046</text:p>
          </table:table-cell>
          <table:table-cell table:style-name="ce209" table:number-columns-repeated="5"/>
          <table:table-cell table:number-columns-repeated="2"/>
          <table:table-cell table:style-name="ce249" office:value-type="string" calcext:value-type="string">
            <text:p><text:span text:style-name="T2">ta7601</text:span> </text:p>
          </table:table-cell>
          <table:table-cell table:style-name="ce209" table:number-columns-repeated="2"/>
          <table:table-cell table:style-name="ce228"/>
          <table:table-cell table:style-name="ce209"/>
          <table:table-cell table:style-name="ce260" table:number-columns-repeated="2"/>
          <table:table-cell table:style-name="ce215"/>
          <table:table-cell table:style-name="ce263" office:value-type="string" calcext:value-type="string">
            <text:p>d13</text:p>
          </table:table-cell>
          <table:table-cell table:style-name="ce264" office:value-type="string" calcext:value-type="string">
            <text:p>d6</text:p>
          </table:table-cell>
          <table:table-cell table:style-name="ce266" office:value-type="string" calcext:value-type="string">
            <text:p>d5</text:p>
          </table:table-cell>
          <table:table-cell table:style-name="ce268" office:value-type="string" calcext:value-type="string">
            <text:p>d0</text:p>
          </table:table-cell>
          <table:table-cell table:style-name="ce260"/>
          <table:table-cell table:style-name="ce271" office:value-type="string" calcext:value-type="string">
            <text:p>d11</text:p>
          </table:table-cell>
          <table:table-cell table:style-name="ce215" office:value-type="string" calcext:value-type="string">
            <text:p>d9</text:p>
          </table:table-cell>
          <table:table-cell table:style-name="ce268" office:value-type="string" calcext:value-type="string">
            <text:p>d10</text:p>
          </table:table-cell>
          <table:table-cell table:style-name="ce260"/>
          <table:table-cell table:style-name="ce275" office:value-type="string" calcext:value-type="string">
            <text:p>rd</text:p>
          </table:table-cell>
          <table:table-cell table:style-name="ce276" office:value-type="string" calcext:value-type="string">
            <text:p>back</text:p>
          </table:table-cell>
          <table:table-cell table:style-name="ce278" office:value-type="string" calcext:value-type="string">
            <text:p>wr</text:p>
          </table:table-cell>
          <table:table-cell table:style-name="ce261" office:value-type="string" calcext:value-type="string">
            <text:p>0v</text:p>
          </table:table-cell>
          <table:table-cell table:style-name="ce276" office:value-type="string" calcext:value-type="string">
            <text:p>d4</text:p>
          </table:table-cell>
          <table:table-cell table:style-name="ce263" office:value-type="string" calcext:value-type="string">
            <text:p>d3</text:p>
          </table:table-cell>
          <table:table-cell table:style-name="ce282" office:value-type="string" calcext:value-type="string">
            <text:p>d2</text:p>
          </table:table-cell>
          <table:table-cell table:style-name="ce265" office:value-type="string" calcext:value-type="string">
            <text:p>3.3v</text:p>
          </table:table-cell>
          <table:table-cell table:style-name="ce260"/>
          <table:table-cell table:number-columns-repeated="29"/>
        </table:table-row>
        <table:table-row table:style-name="ro1">
          <table:table-cell table:style-name="ce203"/>
          <table:table-cell table:style-name="ce202"/>
          <table:table-cell table:style-name="ce189" office:value-type="string" calcext:value-type="string">
            <text:p>3.3v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25" office:value-type="string" calcext:value-type="string">
            <text:p>sck</text:p>
          </table:table-cell>
          <table:table-cell table:number-columns-repeated="2"/>
          <table:table-cell table:style-name="ce189" office:value-type="string" calcext:value-type="string">
            <text:p>3.3v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" calcext:value-type="float">
            <text:p>1</text:p>
          </table:table-cell>
          <table:table-cell table:style-name="ce221" office:value-type="string" calcext:value-type="string">
            <text:p>0v</text:p>
          </table:table-cell>
          <table:table-cell table:style-name="ce209"/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26</text:p>
          </table:table-cell>
          <table:table-cell table:style-name="ce262" office:value-type="string" calcext:value-type="string">
            <text:p>gpio19</text:p>
          </table:table-cell>
          <table:table-cell table:style-name="ce262" office:value-type="string" calcext:value-type="string">
            <text:p>gpio13</text:p>
          </table:table-cell>
          <table:table-cell table:style-name="ce262" office:value-type="string" calcext:value-type="string">
            <text:p>gpio6</text:p>
          </table:table-cell>
          <table:table-cell table:style-name="ce262" office:value-type="string" calcext:value-type="string">
            <text:p>gpio5</text:p>
          </table:table-cell>
          <table:table-cell table:style-name="ce262" office:value-type="string" calcext:value-type="string">
            <text:p><text:span text:style-name="T1">gpio</text:span>0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1</text:p>
          </table:table-cell>
          <table:table-cell table:style-name="ce262" office:value-type="string" calcext:value-type="string">
            <text:p>gpio9</text:p>
          </table:table-cell>
          <table:table-cell table:style-name="ce262" office:value-type="string" calcext:value-type="string">
            <text:p>gpio10</text:p>
          </table:table-cell>
          <table:table-cell table:style-name="ce265" office:value-type="string" calcext:value-type="string">
            <text:p>3.3v</text:p>
          </table:table-cell>
          <table:table-cell table:style-name="ce262" office:value-type="string" calcext:value-type="string">
            <text:p>gpio22</text:p>
          </table:table-cell>
          <table:table-cell table:style-name="ce262" office:value-type="string" calcext:value-type="string">
            <text:p>gpio27</text:p>
          </table:table-cell>
          <table:table-cell table:style-name="ce262" office:value-type="string" calcext:value-type="string">
            <text:p>gpio17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4</text:p>
          </table:table-cell>
          <table:table-cell table:style-name="ce262" office:value-type="string" calcext:value-type="string">
            <text:p>gpio3</text:p>
          </table:table-cell>
          <table:table-cell table:style-name="ce262" office:value-type="string" calcext:value-type="string">
            <text:p>gpio2</text:p>
          </table:table-cell>
          <table:table-cell table:style-name="ce265" office:value-type="string" calcext:value-type="string">
            <text:p>3.3v</text:p>
          </table:table-cell>
          <table:table-cell table:style-name="ce260"/>
          <table:table-cell table:style-name="ce258"/>
          <table:table-cell table:number-columns-repeated="28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xp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26" office:value-type="string" calcext:value-type="string">
            <text:p>cs</text:p>
          </table:table-cell>
          <table:table-cell table:number-columns-repeated="2"/>
          <table:table-cell table:style-name="ce199" office:value-type="string" calcext:value-type="string">
            <text:p>cs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3" calcext:value-type="float">
            <text:p>3</text:p>
          </table:table-cell>
          <table:table-cell table:style-name="ce231" office:value-type="string" calcext:value-type="string">
            <text:p>3.3v</text:p>
          </table:table-cell>
          <table:table-cell table:style-name="ce209"/>
          <table:table-cell table:style-name="ce215" office:value-type="float" office:value="39" calcext:value-type="float">
            <text:p>39</text:p>
          </table:table-cell>
          <table:table-cell table:style-name="ce215" office:value-type="float" office:value="37" calcext:value-type="float">
            <text:p>37</text:p>
          </table:table-cell>
          <table:table-cell table:style-name="ce215" office:value-type="float" office:value="35" calcext:value-type="float">
            <text:p>35</text:p>
          </table:table-cell>
          <table:table-cell table:style-name="ce215" office:value-type="float" office:value="33" calcext:value-type="float">
            <text:p>33</text:p>
          </table:table-cell>
          <table:table-cell table:style-name="ce215" office:value-type="float" office:value="31" calcext:value-type="float">
            <text:p>31</text:p>
          </table:table-cell>
          <table:table-cell table:style-name="ce215" office:value-type="float" office:value="29" calcext:value-type="float">
            <text:p>29</text:p>
          </table:table-cell>
          <table:table-cell table:style-name="ce215" office:value-type="float" office:value="27" calcext:value-type="float">
            <text:p>27</text:p>
          </table:table-cell>
          <table:table-cell table:style-name="ce215" office:value-type="float" office:value="25" calcext:value-type="float">
            <text:p>25</text:p>
          </table:table-cell>
          <table:table-cell table:style-name="ce215" office:value-type="float" office:value="23" calcext:value-type="float">
            <text:p>23</text:p>
          </table:table-cell>
          <table:table-cell table:style-name="ce215" office:value-type="float" office:value="21" calcext:value-type="float">
            <text:p>21</text:p>
          </table:table-cell>
          <table:table-cell table:style-name="ce215" office:value-type="float" office:value="19" calcext:value-type="float">
            <text:p>19</text:p>
          </table:table-cell>
          <table:table-cell table:style-name="ce215" office:value-type="float" office:value="17" calcext:value-type="float">
            <text:p>17</text:p>
          </table:table-cell>
          <table:table-cell table:style-name="ce215" office:value-type="float" office:value="15" calcext:value-type="float">
            <text:p>15</text:p>
          </table:table-cell>
          <table:table-cell table:style-name="ce215" office:value-type="float" office:value="13" calcext:value-type="float">
            <text:p>13</text:p>
          </table:table-cell>
          <table:table-cell table:style-name="ce215" office:value-type="float" office:value="11" calcext:value-type="float">
            <text:p>11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yp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14" calcext:value-type="float">
            <text:p>14</text:p>
          </table:table-cell>
          <table:table-cell table:style-name="ce209" office:value-type="string" calcext:value-type="string">
            <text:p>din</text:p>
          </table:table-cell>
          <table:table-cell table:style-name="ce227" office:value-type="string" calcext:value-type="string">
            <text:p>mosi</text:p>
          </table:table-cell>
          <table:table-cell table:number-columns-repeated="2"/>
          <table:table-cell table:style-name="ce194" office:value-type="string" calcext:value-type="string">
            <text:p>wr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5" calcext:value-type="float">
            <text:p>5</text:p>
          </table:table-cell>
          <table:table-cell table:style-name="ce238" office:value-type="string" calcext:value-type="string">
            <text:p>rs</text:p>
          </table:table-cell>
          <table:table-cell table:style-name="ce209"/>
          <table:table-cell table:style-name="ce215" office:value-type="float" office:value="40" calcext:value-type="float">
            <text:p>40</text:p>
          </table:table-cell>
          <table:table-cell table:style-name="ce215" office:value-type="float" office:value="38" calcext:value-type="float">
            <text:p>38</text:p>
          </table:table-cell>
          <table:table-cell table:style-name="ce215" office:value-type="float" office:value="36" calcext:value-type="float">
            <text:p>36</text:p>
          </table:table-cell>
          <table:table-cell table:style-name="ce215" office:value-type="float" office:value="34" calcext:value-type="float">
            <text:p>34</text:p>
          </table:table-cell>
          <table:table-cell table:style-name="ce215" office:value-type="float" office:value="32" calcext:value-type="float">
            <text:p>32</text:p>
          </table:table-cell>
          <table:table-cell table:style-name="ce215" office:value-type="float" office:value="30" calcext:value-type="float">
            <text:p>30</text:p>
          </table:table-cell>
          <table:table-cell table:style-name="ce215" office:value-type="float" office:value="28" calcext:value-type="float">
            <text:p>28</text:p>
          </table:table-cell>
          <table:table-cell table:style-name="ce215" office:value-type="float" office:value="26" calcext:value-type="float">
            <text:p>26</text:p>
          </table:table-cell>
          <table:table-cell table:style-name="ce215" office:value-type="float" office:value="24" calcext:value-type="float">
            <text:p>24</text:p>
          </table:table-cell>
          <table:table-cell table:style-name="ce215" office:value-type="float" office:value="22" calcext:value-type="float">
            <text:p>22</text:p>
          </table:table-cell>
          <table:table-cell table:style-name="ce215" office:value-type="float" office:value="20" calcext:value-type="float">
            <text:p>20</text:p>
          </table:table-cell>
          <table:table-cell table:style-name="ce215" office:value-type="float" office:value="18" calcext:value-type="float">
            <text:p>18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office:value-type="float" office:value="14" calcext:value-type="float">
            <text:p>14</text:p>
          </table:table-cell>
          <table:table-cell table:style-name="ce215" office:value-type="float" office:value="12" calcext:value-type="float">
            <text:p>12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xn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28"/>
          <table:table-cell table:number-columns-repeated="2"/>
          <table:table-cell table:style-name="ce250" office:value-type="string" calcext:value-type="string">
            <text:p>reset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09"/>
          <table:table-cell table:style-name="ce262" office:value-type="string" calcext:value-type="string">
            <text:p>gpio21</text:p>
          </table:table-cell>
          <table:table-cell table:style-name="ce262" office:value-type="string" calcext:value-type="string">
            <text:p>gpio20</text:p>
          </table:table-cell>
          <table:table-cell table:style-name="ce262" office:value-type="string" calcext:value-type="string">
            <text:p>gpio16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2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</text:p>
          </table:table-cell>
          <table:table-cell table:style-name="ce262" office:value-type="string" calcext:value-type="string">
            <text:p>gpio7</text:p>
          </table:table-cell>
          <table:table-cell table:style-name="ce262" office:value-type="string" calcext:value-type="string">
            <text:p>gpio8</text:p>
          </table:table-cell>
          <table:table-cell table:style-name="ce262" office:value-type="string" calcext:value-type="string">
            <text:p>gpio25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24</text:p>
          </table:table-cell>
          <table:table-cell table:style-name="ce262" office:value-type="string" calcext:value-type="string">
            <text:p>gpio23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8</text:p>
          </table:table-cell>
          <table:table-cell table:style-name="ce262" office:value-type="string" calcext:value-type="string">
            <text:p>gpio15</text:p>
          </table:table-cell>
          <table:table-cell table:style-name="ce262" office:value-type="string" calcext:value-type="string">
            <text:p>gpio14</text:p>
          </table:table-cell>
          <table:table-cell table:style-name="ce261" office:value-type="string" calcext:value-type="string">
            <text:p>0v</text:p>
          </table:table-cell>
          <table:table-cell table:number-columns-repeated="2" table:style-name="ce283" office:value-type="string" calcext:value-type="string">
            <text:p>5v</text:p>
          </table:table-cell>
          <table:table-cell table:style-name="ce215"/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yn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29" office:value-type="string" calcext:value-type="string">
            <text:p>miso</text:p>
          </table:table-cell>
          <table:table-cell table:number-columns-repeated="2"/>
          <table:table-cell table:style-name="ce198" office:value-type="string" calcext:value-type="string">
            <text:p>d1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9" calcext:value-type="float">
            <text:p>9</text:p>
          </table:table-cell>
          <table:table-cell table:style-name="ce254" office:value-type="string" calcext:value-type="string">
            <text:p>d0</text:p>
          </table:table-cell>
          <table:table-cell table:style-name="ce209"/>
          <table:table-cell table:style-name="ce215"/>
          <table:table-cell table:style-name="ce260"/>
          <table:table-cell table:style-name="ce258"/>
          <table:table-cell table:style-name="ce260"/>
          <table:table-cell table:style-name="ce265" office:value-type="string" calcext:value-type="string">
            <text:p>d12</text:p>
          </table:table-cell>
          <table:table-cell table:style-name="ce260"/>
          <table:table-cell table:style-name="ce269" office:value-type="string" calcext:value-type="string">
            <text:p>d1</text:p>
          </table:table-cell>
          <table:table-cell table:style-name="ce270" office:value-type="string" calcext:value-type="string">
            <text:p>d7</text:p>
          </table:table-cell>
          <table:table-cell table:style-name="ce272" office:value-type="string" calcext:value-type="string">
            <text:p>d8</text:p>
          </table:table-cell>
          <table:table-cell table:style-name="ce273" office:value-type="string" calcext:value-type="string">
            <text:p>reset</text:p>
          </table:table-cell>
          <table:table-cell table:style-name="ce260"/>
          <table:table-cell table:style-name="ce274" office:value-type="string" calcext:value-type="string">
            <text:p>rs</text:p>
          </table:table-cell>
          <table:table-cell table:style-name="ce266" office:value-type="string" calcext:value-type="string">
            <text:p>cs</text:p>
          </table:table-cell>
          <table:table-cell table:style-name="ce260"/>
          <table:table-cell table:style-name="Default"/>
          <table:table-cell table:style-name="ce280" office:value-type="string" calcext:value-type="string">
            <text:p>d15</text:p>
          </table:table-cell>
          <table:table-cell table:style-name="ce281" office:value-type="string" calcext:value-type="string">
            <text:p>d14</text:p>
          </table:table-cell>
          <table:table-cell table:style-name="ce261" office:value-type="string" calcext:value-type="string">
            <text:p>0v</text:p>
          </table:table-cell>
          <table:table-cell table:style-name="ce260" table:number-columns-repeated="3"/>
          <table:table-cell table:number-columns-repeated="29"/>
        </table:table-row>
        <table:table-row table:style-name="ro1">
          <table:table-cell/>
          <table:table-cell table:style-name="ce202"/>
          <table:table-cell table:style-name="ce212" office:value-type="string" calcext:value-type="string">
            <text:p>0v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0" office:value-type="string" calcext:value-type="string">
            <text:p>pirq</text:p>
          </table:table-cell>
          <table:table-cell table:number-columns-repeated="2"/>
          <table:table-cell table:style-name="ce191" office:value-type="string" calcext:value-type="string">
            <text:p>d3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1" calcext:value-type="float">
            <text:p>11</text:p>
          </table:table-cell>
          <table:table-cell table:style-name="ce256" office:value-type="string" calcext:value-type="string">
            <text:p>d2</text:p>
          </table:table-cell>
          <table:table-cell table:style-name="ce209"/>
          <table:table-cell table:style-name="ce260" table:number-columns-repeated="14"/>
          <table:table-cell table:style-name="ce258"/>
          <table:table-cell table:style-name="ce260" table:number-columns-repeated="5"/>
          <table:table-cell table:style-name="ce258"/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vbat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199" office:value-type="string" calcext:value-type="string">
            <text:p>d5</text:p>
          </table:table-cell>
          <table:table-cell table:style-name="ce214" office:value-type="float" office:value="14" calcext:value-type="float">
            <text:p>14</text:p>
          </table:table-cell>
          <table:table-cell table:style-name="ce214" office:value-type="float" office:value="13" calcext:value-type="float">
            <text:p>13</text:p>
          </table:table-cell>
          <table:table-cell table:style-name="ce225" office:value-type="string" calcext:value-type="string">
            <text:p>d4</text:p>
          </table:table-cell>
          <table:table-cell table:style-name="ce209"/>
          <table:table-cell table:style-name="ce260" table:number-columns-repeated="5"/>
          <table:table-cell table:style-name="ce267"/>
          <table:table-cell table:style-name="ce260" table:number-columns-repeated="9"/>
          <table:table-cell table:style-name="ce258"/>
          <table:table-cell table:style-name="ce260" table:number-columns-repeated="4"/>
          <table:table-cell/>
          <table:table-cell table:style-name="ce258" table:number-columns-repeated="6"/>
          <table:table-cell table:number-columns-repeated="23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aux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246" office:value-type="string" calcext:value-type="string">
            <text:p>d7</text:p>
          </table:table-cell>
          <table:table-cell table:style-name="ce214" office:value-type="float" office:value="16" calcext:value-type="float">
            <text:p>16</text:p>
          </table:table-cell>
          <table:table-cell table:style-name="ce214" office:value-type="float" office:value="15" calcext:value-type="float">
            <text:p>15</text:p>
          </table:table-cell>
          <table:table-cell table:style-name="ce230" office:value-type="string" calcext:value-type="string">
            <text:p>d6</text:p>
          </table:table-cell>
          <table:table-cell table:style-name="ce258" table:number-columns-repeated="6"/>
          <table:table-cell table:style-name="ce244"/>
          <table:table-cell table:style-name="ce258" table:number-columns-repeated="9"/>
          <table:table-cell table:style-name="Default"/>
          <table:table-cell table:style-name="ce258" table:number-columns-repeated="1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7" office:value-type="string" calcext:value-type="string">
            <text:p>d9</text:p>
          </table:table-cell>
          <table:table-cell table:style-name="ce214" office:value-type="float" office:value="18" calcext:value-type="float">
            <text:p>18</text:p>
          </table:table-cell>
          <table:table-cell table:style-name="ce214" office:value-type="float" office:value="17" calcext:value-type="float">
            <text:p>17</text:p>
          </table:table-cell>
          <table:table-cell table:style-name="ce253" office:value-type="string" calcext:value-type="string">
            <text:p>d8</text:p>
          </table:table-cell>
          <table:table-cell table:style-name="ce258" table:number-columns-repeated="6"/>
          <table:table-cell table:style-name="ce244"/>
          <table:table-cell table:style-name="ce258" table:number-columns-repeated="2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8" office:value-type="string" calcext:value-type="string">
            <text:p>d11</text:p>
          </table:table-cell>
          <table:table-cell table:style-name="ce214" office:value-type="float" office:value="20" calcext:value-type="float">
            <text:p>20</text:p>
          </table:table-cell>
          <table:table-cell table:style-name="ce214" office:value-type="float" office:value="19" calcext:value-type="float">
            <text:p>19</text:p>
          </table:table-cell>
          <table:table-cell table:style-name="ce254" office:value-type="string" calcext:value-type="string">
            <text:p>d10</text:p>
          </table:table-cell>
          <table:table-cell table:style-name="ce258" table:number-columns-repeated="6"/>
          <table:table-cell table:style-name="ce228"/>
          <table:table-cell table:style-name="ce258" table:number-columns-repeated="2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1" office:value-type="string" calcext:value-type="string">
            <text:p>d13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1" calcext:value-type="float">
            <text:p>21</text:p>
          </table:table-cell>
          <table:table-cell table:style-name="ce256" office:value-type="string" calcext:value-type="string">
            <text:p>d12</text:p>
          </table:table-cell>
          <table:table-cell table:style-name="ce258" table:number-columns-repeated="4"/>
          <table:table-cell table:style-name="ce215"/>
          <table:table-cell table:style-name="ce258" table:number-columns-repeated="23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9" office:value-type="string" calcext:value-type="string">
            <text:p>d15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23" calcext:value-type="float">
            <text:p>23</text:p>
          </table:table-cell>
          <table:table-cell table:style-name="ce225" office:value-type="string" calcext:value-type="string">
            <text:p>d14</text:p>
          </table:table-cell>
          <table:table-cell table:style-name="ce209"/>
          <table:table-cell table:style-name="ce258" table:number-columns-repeated="2"/>
          <table:table-cell table:style-name="ce215" table:number-columns-repeated="2"/>
          <table:table-cell table:style-name="ce258" table:number-columns-repeated="23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/>
          <table:table-cell table:style-name="ce202" office:value-type="string" calcext:value-type="string">
            <text:p>yp</text:p>
          </table:table-cell>
          <table:table-cell table:style-name="ce251" office:value-type="string" calcext:value-type="string">
            <text:p>tp yd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25" calcext:value-type="float">
            <text:p>25</text:p>
          </table:table-cell>
          <table:table-cell table:style-name="ce221" office:value-type="string" calcext:value-type="string">
            <text:p>0v</text:p>
          </table:table-cell>
          <table:table-cell table:style-name="ce258" table:number-columns-repeated="28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style-name="Default"/>
          <table:table-cell table:style-name="ce202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27" calcext:value-type="float">
            <text:p>27</text:p>
          </table:table-cell>
          <table:table-cell table:style-name="ce228" office:value-type="string" calcext:value-type="string">
            <text:p>tp xl</text:p>
          </table:table-cell>
          <table:table-cell table:style-name="ce243" office:value-type="string" calcext:value-type="string">
            <text:p>xn</text:p>
          </table:table-cell>
          <table:table-cell table:style-name="Default"/>
          <table:table-cell table:style-name="ce258" table:number-columns-repeated="26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29" calcext:value-type="float">
            <text:p>29</text:p>
          </table:table-cell>
          <table:table-cell table:style-name="ce228" office:value-type="string" calcext:value-type="string">
            <text:p>tp xr</text:p>
          </table:table-cell>
          <table:table-cell table:style-name="ce243" office:value-type="string" calcext:value-type="string">
            <text:p>xp</text:p>
          </table:table-cell>
          <table:table-cell table:style-name="ce209"/>
          <table:table-cell table:style-name="ce258" table:number-columns-repeated="18"/>
          <table:table-cell table:number-columns-repeated="31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3"/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209" table:number-columns-repeated="3"/>
          <table:table-cell table:number-columns-repeated="3"/>
          <table:table-cell table:style-name="ce258" table:number-columns-repeated="9"/>
          <table:table-cell table:number-columns-repeated="36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3"/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209" table:number-columns-repeated="3"/>
          <table:table-cell table:style-name="ce243"/>
          <table:table-cell table:number-columns-repeated="2"/>
          <table:table-cell table:style-name="ce258"/>
          <table:table-cell table:number-columns-repeated="44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89" office:value-type="string" calcext:value-type="string">
            <text:p>led+</text:p>
          </table:table-cell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35" calcext:value-type="float">
            <text:p>35</text:p>
          </table:table-cell>
          <table:table-cell table:style-name="ce225" office:value-type="string" calcext:value-type="string">
            <text:p>back</text:p>
          </table:table-cell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207"/>
          <table:table-cell table:style-name="ce214"/>
          <table:table-cell table:style-name="ce214" office:value-type="float" office:value="37" calcext:value-type="float">
            <text:p>37</text:p>
          </table:table-cell>
          <table:table-cell table:style-name="ce221" office:value-type="string" calcext:value-type="string">
            <text:p>0v</text:p>
          </table:table-cell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2">
          <table:table-cell/>
          <table:table-cell table:style-name="ce209" table:number-columns-repeated="6"/>
          <table:table-cell table:number-columns-repeated="2"/>
          <table:table-cell table:style-name="ce207"/>
          <table:table-cell table:style-name="ce214" table:number-columns-repeated="2"/>
          <table:table-cell table:style-name="ce228"/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258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6" table:default-cell-style-name="ce202"/>
        <table:table-column table:style-name="co21" table:default-cell-style-name="ce202"/>
        <table:table-column table:style-name="co22" table:default-cell-style-name="ce202"/>
        <table:table-column table:style-name="co5" table:default-cell-style-name="ce215"/>
        <table:table-column table:style-name="co23" table:default-cell-style-name="ce215"/>
        <table:table-column table:style-name="co24" table:default-cell-style-name="ce207"/>
        <table:table-column table:style-name="co10" table:default-cell-style-name="ce243"/>
        <table:table-column table:style-name="co25" table:default-cell-style-name="ce228"/>
        <table:table-column table:style-name="co24" table:default-cell-style-name="ce209"/>
        <table:table-column table:style-name="co16" table:default-cell-style-name="ce299"/>
        <table:table-column table:style-name="co18" table:number-columns-repeated="2" table:default-cell-style-name="ce207"/>
        <table:table-column table:style-name="co15" table:number-columns-repeated="2" table:default-cell-style-name="ce243"/>
        <table:table-column table:style-name="co26" table:default-cell-style-name="ce207"/>
        <table:table-column table:style-name="co24" table:default-cell-style-name="ce202"/>
        <table:table-column table:style-name="co5" table:default-cell-style-name="ce215"/>
        <table:table-column table:style-name="co4" table:default-cell-style-name="ce215"/>
        <table:table-column table:style-name="co17" table:default-cell-style-name="ce243"/>
        <table:table-column table:style-name="co8" table:default-cell-style-name="ce207"/>
        <table:table-column table:style-name="co27" table:default-cell-style-name="ce207"/>
        <table:table-column table:style-name="co11" table:default-cell-style-name="ce207"/>
        <table:table-column table:style-name="co19" table:default-cell-style-name="ce207"/>
        <table:table-column table:style-name="co28" table:default-cell-style-name="ce207"/>
        <table:table-column table:style-name="co29" table:default-cell-style-name="ce207"/>
        <table:table-column table:style-name="co8" table:default-cell-style-name="ce207"/>
        <table:table-column table:style-name="co2" table:number-columns-repeated="38" table:default-cell-style-name="ce207"/>
        <table:table-row table:style-name="ro2">
          <table:table-cell table:style-name="ce284" office:value-type="string" calcext:value-type="string">
            <text:p>J8</text:p>
          </table:table-cell>
          <table:table-cell table:style-name="ce285" office:value-type="string" calcext:value-type="string">
            <text:p>gpio</text:p>
          </table:table-cell>
          <table:table-cell table:style-name="ce258" table:number-columns-repeated="4"/>
          <table:table-cell table:style-name="ce258" office:value-type="string" calcext:value-type="string">
            <text:p>gpio</text:p>
          </table:table-cell>
          <table:table-cell table:style-name="ce258" table:number-columns-repeated="12"/>
          <table:table-cell table:number-columns-repeated="45"/>
        </table:table-row>
        <table:table-row table:style-name="ro1">
          <table:table-cell table:style-name="ce284"/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" calcext:value-type="float">
            <text:p>2</text:p>
          </table:table-cell>
          <table:table-cell table:style-name="ce204" office:value-type="string" calcext:value-type="string">
            <text:p>sda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3" calcext:value-type="float">
            <text:p>3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style-name="ce243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4" calcext:value-type="float">
            <text:p>4</text:p>
          </table:table-cell>
          <table:table-cell table:style-name="ce210"/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19" office:value-type="string" calcext:value-type="string">
            <text:p>txd</text:p>
          </table:table-cell>
          <table:table-cell table:style-name="ce288" office:value-type="float" office:value="14" calcext:value-type="float">
            <text:p>14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04"/>
          <table:table-cell table:style-name="ce212" office:value-type="string" calcext:value-type="string">
            <text:p>0v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19" office:value-type="string" calcext:value-type="string">
            <text:p>rxd</text:p>
          </table:table-cell>
          <table:table-cell table:style-name="ce288" office:value-type="float" office:value="15" calcext:value-type="float">
            <text:p>15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17" calcext:value-type="float">
            <text:p>17</text:p>
          </table:table-cell>
          <table:table-cell table:style-name="ce204" office:value-type="string" calcext:value-type="string">
            <text:p>ce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9" office:value-type="string" calcext:value-type="string">
            <text:p>ce0</text:p>
          </table:table-cell>
          <table:table-cell table:style-name="ce288" office:value-type="float" office:value="18" calcext:value-type="float">
            <text:p>18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7" calcext:value-type="float">
            <text:p>27</text:p>
          </table:table-cell>
          <table:table-cell table:style-name="ce210"/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87" office:value-type="string" calcext:value-type="string">
            <text:p>0v</text:p>
          </table:table-cell>
          <table:table-cell table:style-name="ce223" office:value-type="string" calcext:value-type="string">
            <text:p>-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2" calcext:value-type="float">
            <text:p>22</text:p>
          </table:table-cell>
          <table:table-cell table:style-name="ce210"/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20"/>
          <table:table-cell table:style-name="ce288" office:value-type="float" office:value="23" calcext:value-type="float">
            <text:p>23</text:p>
          </table:table-cell>
          <table:table-cell table:style-name="ce289" office:value-type="string" calcext:value-type="string">
            <text:p>tp pirq</text:p>
          </table:table-cell>
          <table:table-cell table:style-name="ce284"/>
          <table:table-cell table:style-name="ce193"/>
          <table:table-cell table:style-name="ce258"/>
          <table:table-cell table:style-name="ce215"/>
          <table:table-cell table:style-name="ce289" office:value-type="string" calcext:value-type="string">
            <text:p>tp pirq</text:p>
          </table:table-cell>
          <table:table-cell table:style-name="ce289" office:value-type="string" calcext:value-type="string">
            <text:p>gpio23</text:p>
          </table:table-cell>
          <table:table-cell table:style-name="ce284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style-name="ce284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189" office:value-type="string" calcext:value-type="string">
            <text:p>3.3v</text:p>
          </table:table-cell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0"/>
          <table:table-cell table:style-name="ce288" office:value-type="float" office:value="24" calcext:value-type="float">
            <text:p>24</text:p>
          </table:table-cell>
          <table:table-cell table:style-name="ce289" office:value-type="string" calcext:value-type="string">
            <text:p>back/rs</text:p>
          </table:table-cell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back</text:p>
          </table:table-cell>
          <table:table-cell table:style-name="ce288" office:value-type="string" calcext:value-type="string">
            <text:p>gpio24</text:p>
          </table:table-cell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95" office:value-type="string" calcext:value-type="string">
            <text:p>mosi</text:p>
          </table:table-cell>
          <table:table-cell table:style-name="ce286" office:value-type="float" office:value="10" calcext:value-type="float">
            <text:p>10</text:p>
          </table:table-cell>
          <table:table-cell table:style-name="ce204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90" office:value-type="string" calcext:value-type="string">
            <text:p>0v</text:p>
          </table:table-cell>
          <table:table-cell table:style-name="ce204"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23"/>
          <table:table-cell table:style-name="ce258"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19"/>
          <table:table-cell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19"/>
          <table:table-cell table:number-columns-repeated="38"/>
        </table:table-row>
        <table:table-row table:style-name="ro1">
          <table:table-cell table:style-name="ce201" office:value-type="string" calcext:value-type="string">
            <text:p>miso</text:p>
          </table:table-cell>
          <table:table-cell table:style-name="ce286" office:value-type="float" office:value="9" calcext:value-type="float">
            <text:p>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20"/>
          <table:table-cell table:style-name="ce288" office:value-type="float" office:value="25" calcext:value-type="float">
            <text:p>25</text:p>
          </table:table-cell>
          <table:table-cell table:style-name="ce291" office:value-type="string" calcext:value-type="string">
            <text:p>reset</text:p>
          </table:table-cell>
          <table:table-cell table:style-name="ce258"/>
          <table:table-cell table:style-name="ce201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style-name="ce258"/>
          <table:table-cell table:style-name="ce193"/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/>
          <table:table-cell table:style-name="ce193"/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92" office:value-type="string" calcext:value-type="string">
            <text:p>sck</text:p>
          </table:table-cell>
          <table:table-cell table:style-name="ce286" office:value-type="float" office:value="11" calcext:value-type="float">
            <text:p>11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19" office:value-type="string" calcext:value-type="string">
            <text:p>Ce0</text:p>
          </table:table-cell>
          <table:table-cell table:style-name="ce288" office:value-type="float" office:value="8" calcext:value-type="float">
            <text:p>8</text:p>
          </table:table-cell>
          <table:table-cell table:style-name="ce226" office:value-type="string" calcext:value-type="string">
            <text:p>cs</text:p>
          </table:table-cell>
          <table:table-cell table:style-name="ce204"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88" office:value-type="string" calcext:value-type="string">
            <text:p>gpio8</text:p>
          </table:table-cell>
          <table:table-cell table:style-name="ce258"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19" office:value-type="string" calcext:value-type="string">
            <text:p>Ce0</text:p>
          </table:table-cell>
          <table:table-cell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19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204"/>
          <table:table-cell table:style-name="ce212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19" office:value-type="string" calcext:value-type="string">
            <text:p>Ce1</text:p>
          </table:table-cell>
          <table:table-cell table:style-name="ce288" office:value-type="float" office:value="7" calcext:value-type="float">
            <text:p>7</text:p>
          </table:table-cell>
          <table:table-cell table:style-name="ce223" office:value-type="string" calcext:value-type="string">
            <text:p>tp cs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223" office:value-type="string" calcext:value-type="string">
            <text:p>tp cs</text:p>
          </table:table-cell>
          <table:table-cell table:style-name="ce302" office:value-type="string" calcext:value-type="string">
            <text:p>gpio7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 table:style-name="ce197"/>
          <table:table-cell table:style-name="ce286" office:value-type="string" calcext:value-type="string">
            <text:p>0</text:p>
          </table:table-cell>
          <table:table-cell table:style-name="ce204" office:value-type="string" calcext:value-type="string">
            <text:p>idsd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19" office:value-type="string" calcext:value-type="string">
            <text:p>idsc</text:p>
          </table:table-cell>
          <table:table-cell table:style-name="ce288" office:value-type="float" office:value="1" calcext:value-type="float">
            <text:p>1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197"/>
          <table:table-cell table:style-name="ce286" office:value-type="float" office:value="5" calcext:value-type="float">
            <text:p>5</text:p>
          </table:table-cell>
          <table:table-cell table:style-name="ce210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6" calcext:value-type="float">
            <text:p>6</text:p>
          </table:table-cell>
          <table:table-cell table:style-name="ce210"/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220"/>
          <table:table-cell table:style-name="ce288" office:value-type="float" office:value="12" calcext:value-type="float">
            <text:p>12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13" calcext:value-type="float">
            <text:p>13</text:p>
          </table:table-cell>
          <table:table-cell table:style-name="ce210"/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19" calcext:value-type="float">
            <text:p>19</text:p>
          </table:table-cell>
          <table:table-cell table:style-name="ce201" office:value-type="string" calcext:value-type="string">
            <text:p>miso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19" office:value-type="string" calcext:value-type="string">
            <text:p>ce2</text:p>
          </table:table-cell>
          <table:table-cell table:style-name="ce288" office:value-type="float" office:value="16" calcext:value-type="float">
            <text:p>16</text:p>
          </table:table-cell>
          <table:table-cell table:style-name="ce226" office:value-type="string" calcext:value-type="string">
            <text:p>cs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230" office:value-type="string" calcext:value-type="string">
            <text:p>pirq</text:p>
          </table:table-cell>
          <table:table-cell table:style-name="ce286" office:value-type="float" office:value="26" calcext:value-type="float">
            <text:p>26</text:p>
          </table:table-cell>
          <table:table-cell table:style-name="ce210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38" calcext:value-type="float">
            <text:p>38</text:p>
          </table:table-cell>
          <table:table-cell table:style-name="ce219" office:value-type="string" calcext:value-type="string">
            <text:p>mosi</text:p>
          </table:table-cell>
          <table:table-cell table:style-name="ce288" office:value-type="float" office:value="20" calcext:value-type="float">
            <text:p>20</text:p>
          </table:table-cell>
          <table:table-cell table:style-name="ce195" office:value-type="string" calcext:value-type="string">
            <text:p>mosi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06"/>
          <table:table-cell table:style-name="ce212" office:value-type="string" calcext:value-type="string">
            <text:p>0v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0" calcext:value-type="float">
            <text:p>40</text:p>
          </table:table-cell>
          <table:table-cell table:style-name="ce219" office:value-type="string" calcext:value-type="string">
            <text:p>sclk</text:p>
          </table:table-cell>
          <table:table-cell table:style-name="ce288" office:value-type="float" office:value="21" calcext:value-type="float">
            <text:p>21</text:p>
          </table:table-cell>
          <table:table-cell table:style-name="ce192" office:value-type="string" calcext:value-type="string">
            <text:p>sck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2">
          <table:table-cell table:number-columns-repeated="8"/>
          <table:table-cell table:style-name="ce258" table:number-columns-repeated="13"/>
          <table:table-cell table:number-columns-repeated="43"/>
        </table:table-row>
        <table:table-row table:style-name="ro1">
          <table:table-cell table:number-columns-repeated="6"/>
          <table:table-cell table:style-name="ce228"/>
          <table:table-cell table:style-name="Default"/>
          <table:table-cell table:style-name="ce293" office:value-type="float" office:value="2.8" calcext:value-type="float">
            <text:p>2.8</text:p>
          </table:table-cell>
          <table:table-cell table:style-name="ce296" office:value-type="string" calcext:value-type="string">
            <text:p>sck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300" office:value-type="string" calcext:value-type="string">
            <text:p>sck</text:p>
          </table:table-cell>
          <table:table-cell table:style-name="ce258"/>
          <table:table-cell table:style-name="ce208" office:value-type="float" office:value="2.2" calcext:value-type="float">
            <text:p>2.2</text:p>
          </table:table-cell>
          <table:table-cell table:style-name="ce303" office:value-type="string" calcext:value-type="string">
            <text:p>cs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3" calcext:value-type="float">
            <text:p>3</text:p>
          </table:table-cell>
          <table:table-cell table:style-name="ce300" office:value-type="string" calcext:value-type="string">
            <text:p>sck</text:p>
          </table:table-cell>
          <table:table-cell/>
          <table:table-cell table:style-name="ce293" office:value-type="float" office:value="1.8" calcext:value-type="float">
            <text:p>1.8</text:p>
          </table:table-cell>
          <table:table-cell table:style-name="ce212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ce208" office:value-type="string" calcext:value-type="string">
            <text:p>xt2046</text:p>
          </table:table-cell>
          <table:table-cell/>
          <table:table-cell table:style-name="ce189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192" office:value-type="string" calcext:value-type="string">
            <text:p>sck</text:p>
          </table:table-cell>
          <table:table-cell table:style-name="Default"/>
          <table:table-cell table:style-name="ce294" office:value-type="string" calcext:value-type="string">
            <text:p>gpio7</text:p>
          </table:table-cell>
          <table:table-cell table:style-name="ce204" office:value-type="string" calcext:value-type="string">
            <text:p>tp cs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26" office:value-type="string" calcext:value-type="string">
            <text:p>cs</text:p>
          </table:table-cell>
          <table:table-cell table:style-name="ce258" table:number-columns-repeated="2"/>
          <table:table-cell table:style-name="ce297" office:value-type="string" calcext:value-type="string">
            <text:p>mosi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5" calcext:value-type="float">
            <text:p>5</text:p>
          </table:table-cell>
          <table:table-cell table:style-name="ce289" office:value-type="string" calcext:value-type="string">
            <text:p>rs</text:p>
          </table:table-cell>
          <table:table-cell/>
          <table:table-cell table:style-name="ce258"/>
          <table:table-cell table:style-name="ce189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26" office:value-type="string" calcext:value-type="string">
            <text:p>cs</text:p>
          </table:table-cell>
          <table:table-cell/>
          <table:table-cell table:style-name="ce295"/>
          <table:table-cell table:style-name="ce201" office:value-type="string" calcext:value-type="string">
            <text:p>miso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29" office:value-type="string" calcext:value-type="string">
            <text:p>miso</text:p>
          </table:table-cell>
          <table:table-cell table:style-name="ce258" table:number-columns-repeated="2"/>
          <table:table-cell table:style-name="ce246" office:value-type="string" calcext:value-type="string">
            <text:p>reset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7" calcext:value-type="float">
            <text:p>7</text:p>
          </table:table-cell>
          <table:table-cell table:style-name="ce290" office:value-type="string" calcext:value-type="string">
            <text:p>0v</text:p>
          </table:table-cell>
          <table:table-cell table:style-name="ce220"/>
          <table:table-cell table:style-name="ce258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09" office:value-type="string" calcext:value-type="string">
            <text:p>din</text:p>
          </table:table-cell>
          <table:table-cell table:style-name="ce195" office:value-type="string" calcext:value-type="string">
            <text:p>mosi</text:p>
          </table:table-cell>
          <table:table-cell table:style-name="Default"/>
          <table:table-cell table:style-name="ce292"/>
          <table:table-cell table:style-name="ce297" office:value-type="string" calcext:value-type="string">
            <text:p>mosi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301" office:value-type="string" calcext:value-type="string">
            <text:p>mosi</text:p>
          </table:table-cell>
          <table:table-cell table:style-name="ce258" table:number-columns-repeated="2"/>
          <table:table-cell table:style-name="ce189" office:value-type="string" calcext:value-type="string">
            <text:p>3.3v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9" calcext:value-type="float">
            <text:p>9</text:p>
          </table:table-cell>
          <table:table-cell table:style-name="ce231" office:value-type="string" calcext:value-type="string">
            <text:p>3.3v</text:p>
          </table:table-cell>
          <table:table-cell table:style-name="ce258" table:number-columns-repeated="2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28"/>
          <table:table-cell table:style-name="Default"/>
          <table:table-cell table:style-name="ce295"/>
          <table:table-cell table:style-name="ce246" office:value-type="string" calcext:value-type="string">
            <text:p>reset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89" office:value-type="string" calcext:value-type="string">
            <text:p>tp pirq</text:p>
          </table:table-cell>
          <table:table-cell table:style-name="ce289" office:value-type="string" calcext:value-type="string">
            <text:p>gpio23</text:p>
          </table:table-cell>
          <table:table-cell table:style-name="ce258"/>
          <table:table-cell table:style-name="ce189" office:value-type="string" calcext:value-type="string">
            <text:p>led+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11" calcext:value-type="float">
            <text:p>11</text:p>
          </table:table-cell>
          <table:table-cell table:style-name="ce290" office:value-type="string" calcext:value-type="string">
            <text:p>led-</text:p>
          </table:table-cell>
          <table:table-cell table:style-name="ce258" table:number-columns-repeated="2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01" office:value-type="string" calcext:value-type="string">
            <text:p>miso</text:p>
          </table:table-cell>
          <table:table-cell/>
          <table:table-cell table:style-name="ce292"/>
          <table:table-cell table:style-name="ce298" office:value-type="string" calcext:value-type="string">
            <text:p>back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33"/>
          <table:table-cell table:style-name="ce258" table:number-columns-repeated="2"/>
          <table:table-cell table:style-name="ce212" office:value-type="string" calcext:value-type="string">
            <text:p>led-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3" calcext:value-type="float">
            <text:p>13</text:p>
          </table:table-cell>
          <table:table-cell table:style-name="ce290" office:value-type="string" calcext:value-type="string">
            <text:p>led-</text:p>
          </table:table-cell>
          <table:table-cell table:style-name="ce258" table:number-columns-repeated="2"/>
          <table:table-cell table:style-name="ce246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8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0" office:value-type="string" calcext:value-type="string">
            <text:p>pirq</text:p>
          </table:table-cell>
          <table:table-cell/>
          <table:table-cell table:style-name="ce292"/>
          <table:table-cell table:style-name="ce212" office:value-type="string" calcext:value-type="string">
            <text:p>0v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31" office:value-type="string" calcext:value-type="string">
            <text:p>3.3v</text:p>
          </table:table-cell>
          <table:table-cell table:style-name="ce258" table:number-columns-repeated="2"/>
          <table:table-cell table:style-name="ce285" office:value-type="string" calcext:value-type="string">
            <text:p>tp y-</text:p>
          </table:table-cell>
          <table:table-cell table:style-name="ce21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258"/>
          <table:table-cell/>
          <table:table-cell table:style-name="ce29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189" office:value-type="string" calcext:value-type="string">
            <text:p>3.3v</text:p>
          </table:table-cell>
          <table:table-cell table:style-name="Default"/>
          <table:table-cell table:style-name="ce292"/>
          <table:table-cell table:style-name="ce258" table:number-columns-repeated="6"/>
          <table:table-cell table:style-name="ce28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258"/>
          <table:table-cell/>
          <table:table-cell table:style-name="ce29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189" office:value-type="string" calcext:value-type="string">
            <text:p>3.3v</text:p>
          </table:table-cell>
          <table:table-cell table:style-name="Default"/>
          <table:table-cell table:number-columns-repeated="6"/>
          <table:table-cell table:style-name="ce258" table:number-columns-repeated="5"/>
          <table:table-cell table:number-columns-repeated="2"/>
          <table:table-cell table:style-name="ce29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258" table:number-columns-repeated="5"/>
          <table:table-cell table:number-columns-repeated="2"/>
          <table:table-cell table:style-name="ce30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258" table:number-columns-repeated="5"/>
          <table:table-cell table:number-columns-repeated="2"/>
          <table:table-cell table:style-name="ce258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258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30" table:default-cell-style-name="ce304"/>
        <table:table-column table:style-name="co31" table:default-cell-style-name="ce304"/>
        <table:table-column table:style-name="co19" table:default-cell-style-name="ce304"/>
        <table:table-column table:style-name="co32" table:default-cell-style-name="ce304"/>
        <table:table-column table:style-name="co4" table:number-columns-repeated="2" table:default-cell-style-name="ce304"/>
        <table:table-column table:style-name="co5" table:default-cell-style-name="ce304"/>
        <table:table-column table:style-name="co4" table:default-cell-style-name="ce304"/>
        <table:table-column table:style-name="co21" table:default-cell-style-name="ce304"/>
        <table:table-column table:style-name="co33" table:default-cell-style-name="ce304"/>
        <table:table-column table:style-name="co34" table:default-cell-style-name="ce304"/>
        <table:table-column table:style-name="co19" table:default-cell-style-name="ce304"/>
        <table:table-column table:style-name="co31" table:default-cell-style-name="ce304"/>
        <table:table-column table:style-name="co34" table:default-cell-style-name="ce304"/>
        <table:table-column table:style-name="co35" table:default-cell-style-name="ce309"/>
        <table:table-column table:style-name="co18" table:default-cell-style-name="ce304"/>
        <table:table-column table:style-name="co5" table:default-cell-style-name="ce304"/>
        <table:table-column table:style-name="co26" table:default-cell-style-name="ce309"/>
        <table:table-column table:style-name="co26" table:default-cell-style-name="ce304"/>
        <table:table-column table:style-name="co23" table:default-cell-style-name="ce309"/>
        <table:table-column table:style-name="co19" table:default-cell-style-name="ce304"/>
        <table:table-column table:style-name="co21" table:default-cell-style-name="ce304"/>
        <table:table-column table:style-name="co18" table:default-cell-style-name="ce309"/>
        <table:table-column table:style-name="co21" table:default-cell-style-name="ce499"/>
        <table:table-column table:style-name="co19" table:default-cell-style-name="ce499"/>
        <table:table-column table:style-name="co36" table:default-cell-style-name="ce309"/>
        <table:table-column table:style-name="co34" table:default-cell-style-name="ce304"/>
        <table:table-column table:style-name="co37" table:number-columns-repeated="2" table:default-cell-style-name="ce304"/>
        <table:table-column table:style-name="co30" table:number-columns-repeated="3" table:default-cell-style-name="ce304"/>
        <table:table-column table:style-name="co5" table:default-cell-style-name="ce304"/>
        <table:table-column table:style-name="co36" table:default-cell-style-name="ce309"/>
        <table:table-column table:style-name="co34" table:default-cell-style-name="ce309"/>
        <table:table-column table:style-name="co38" table:default-cell-style-name="ce309"/>
        <table:table-column table:style-name="co34" table:default-cell-style-name="ce309"/>
        <table:table-column table:style-name="co21" table:default-cell-style-name="ce304"/>
        <table:table-column table:style-name="co39" table:default-cell-style-name="ce309"/>
        <table:table-column table:style-name="co35" table:default-cell-style-name="ce309"/>
        <table:table-column table:style-name="co40" table:default-cell-style-name="Default"/>
        <table:table-column table:style-name="co41" table:default-cell-style-name="ce309"/>
        <table:table-column table:style-name="co42" table:default-cell-style-name="ce304"/>
        <table:table-column table:style-name="co43" table:default-cell-style-name="ce304"/>
        <table:table-column table:style-name="co39" table:default-cell-style-name="ce304"/>
        <table:table-column table:style-name="co44" table:default-cell-style-name="ce304"/>
        <table:table-column table:style-name="co20" table:number-columns-repeated="10" table:default-cell-style-name="ce304"/>
        <table:table-column table:style-name="co20" table:number-columns-repeated="8" table:default-cell-style-name="ce309"/>
        <table:table-row table:style-name="ro3">
          <table:table-cell table:number-columns-repeated="16"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table:style-name="ce532" office:value-type="string" calcext:value-type="string">
            <text:p>gpio</text:p>
          </table:table-cell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3" calcext:value-type="float">
            <text:p>3</text:p>
          </table:table-cell>
          <table:table-cell table:style-name="ce544" office:value-type="float" office:value="4" calcext:value-type="float">
            <text:p>4</text:p>
          </table:table-cell>
          <table:table-cell table:style-name="ce544" office:value-type="float" office:value="5" calcext:value-type="float">
            <text:p>5</text:p>
          </table:table-cell>
          <table:table-cell table:style-name="ce544" office:value-type="float" office:value="6" calcext:value-type="float">
            <text:p>6</text:p>
          </table:table-cell>
          <table:table-cell table:style-name="ce544" office:value-type="float" office:value="7" calcext:value-type="float">
            <text:p>7</text:p>
          </table:table-cell>
          <table:table-cell/>
          <table:table-cell table:style-name="ce304"/>
          <table:table-cell table:style-name="ce556" office:value-type="string" calcext:value-type="string">
            <text:p>HSD100I</text:p>
          </table:table-cell>
          <table:table-cell table:number-columns-repeated="2"/>
          <table:table-cell table:style-name="ce530" office:value-type="string" calcext:value-type="string">
            <text:p>Nexus 7</text:p>
          </table:table-cell>
          <table:table-cell table:style-name="Default"/>
          <table:table-cell/>
          <table:table-cell table:style-name="ce49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305" table:number-columns-repeated="6"/>
          <table:table-cell table:style-name="ce505" table:number-columns-repeated="6"/>
          <table:table-cell table:style-name="ce305" table:number-columns-repeated="2"/>
          <table:table-cell table:number-columns-repeated="2"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0" calcext:value-type="float">
            <text:p>0</text:p>
          </table:table-cell>
          <table:table-cell table:number-columns-repeated="6" table:style-name="ce310" office:value-type="string" calcext:value-type="string">
            <text:p>clk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18" office:value-type="float" office:value="1" calcext:value-type="float">
            <text:p>1</text:p>
          </table:table-cell>
          <table:table-cell table:style-name="ce503" office:value-type="float" office:value="3.3" calcext:value-type="float">
            <text:p>3.3</text:p>
          </table:table-cell>
          <table:table-cell table:style-name="Default"/>
          <table:table-cell/>
          <table:table-cell table:style-name="ce49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99"/>
          <table:table-cell table:style-name="Default" table:number-columns-repeated="11"/>
          <table:table-cell table:number-columns-repeated="7"/>
        </table:table-row>
        <table:table-row table:style-name="ro3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-</text:p>
          </table:table-cell>
          <table:table-cell table:style-name="ce495" office:value-type="string" calcext:value-type="string">
            <text:p>y1-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-</text:p>
          </table:table-cell>
          <table:table-cell table:style-name="ce495" office:value-type="string" calcext:value-type="string">
            <text:p>clk-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ce516" office:value-type="string" calcext:value-type="string">
            <text:p>5v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3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1" calcext:value-type="float">
            <text:p>1</text:p>
          </table:table-cell>
          <table:table-cell table:number-columns-repeated="6" table:style-name="ce310" office:value-type="string" calcext:value-type="string">
            <text:p>en</text:p>
          </table:table-cell>
          <table:table-cell/>
          <table:table-cell table:style-name="ce546" office:value-type="float" office:value="2" calcext:value-type="float">
            <text:p>2</text:p>
          </table:table-cell>
          <table:table-cell table:style-name="ce503" office:value-type="float" office:value="3.3" calcext:value-type="float">
            <text:p>3.3</text:p>
          </table:table-cell>
          <table:table-cell/>
          <table:table-cell table:style-name="ce518" office:value-type="float" office:value="2" calcext:value-type="float">
            <text:p>2</text:p>
          </table:table-cell>
          <table:table-cell table:style-name="ce503" office:value-type="float" office:value="3.3" calcext:value-type="float">
            <text:p>3.3</text:p>
          </table:table-cell>
          <table:table-cell table:style-name="Default"/>
          <table:table-cell/>
          <table:table-cell table:style-name="ce49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+</text:p>
          </table:table-cell>
          <table:table-cell table:style-name="ce495" office:value-type="string" calcext:value-type="string">
            <text:p>y1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+</text:p>
          </table:table-cell>
          <table:table-cell table:style-name="ce495" office:value-type="string" calcext:value-type="string">
            <text:p>clk+</text:p>
          </table:table-cell>
          <table:table-cell table:style-name="ce510" office:value-type="string" calcext:value-type="string">
            <text:p>pwm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2"/>
          <table:table-cell table:style-name="ce304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2" calcext:value-type="float">
            <text:p>2</text:p>
          </table:table-cell>
          <table:table-cell table:number-columns-repeated="6" table:style-name="ce310" office:value-type="string" calcext:value-type="string">
            <text:p>v</text:p>
          </table:table-cell>
          <table:table-cell/>
          <table:table-cell table:style-name="ce304" office:value-type="float" office:value="3" calcext:value-type="float">
            <text:p>3</text:p>
          </table:table-cell>
          <table:table-cell table:style-name="ce503" office:value-type="float" office:value="3.3" calcext:value-type="float">
            <text:p>3.3</text:p>
          </table:table-cell>
          <table:table-cell/>
          <table:table-cell table:style-name="ce518" office:value-type="float" office:value="3" calcext:value-type="float">
            <text:p>3</text:p>
          </table:table-cell>
          <table:table-cell table:style-name="ce503" office:value-type="float" office:value="3.3" calcext:value-type="float">
            <text:p>3.3</text:p>
          </table:table-cell>
          <table:table-cell table:style-name="Default"/>
          <table:table-cell/>
          <table:table-cell table:style-name="ce49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3">
          <table:table-cell/>
          <table:table-cell table:style-name="ce309"/>
          <table:table-cell table:style-name="Default"/>
          <table:table-cell/>
          <table:table-cell table:style-name="Default" table:number-columns-repeated="2"/>
          <table:table-cell table:style-name="ce309"/>
          <table:table-cell table:style-name="Default" table:number-columns-repeated="2"/>
          <table:table-cell office:value-type="string" calcext:value-type="string">
            <text:p>adj</text:p>
          </table:table-cell>
          <table:table-cell office:value-type="string" calcext:value-type="string">
            <text:p>ven</text:p>
          </table:table-cell>
          <table:table-cell table:style-name="ce517" office:value-type="string" calcext:value-type="string">
            <text:p>vcc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office:value-type="float" office:value="3" calcext:value-type="float">
            <text:p>3</text:p>
          </table:table-cell>
          <table:table-cell table:number-columns-repeated="6" table:style-name="ce310" office:value-type="string" calcext:value-type="string">
            <text:p>h</text:p>
          </table:table-cell>
          <table:table-cell/>
          <table:table-cell table:style-name="ce547" office:value-type="float" office:value="4" calcext:value-type="float">
            <text:p>4</text:p>
          </table:table-cell>
          <table:table-cell table:style-name="ce503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3"/>
          <table:table-cell table:style-name="Default"/>
          <table:table-cell/>
          <table:table-cell table:style-name="ce49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521" office:value-type="float" office:value="5" calcext:value-type="float">
            <text:p>5</text:p>
          </table:table-cell>
          <table:table-cell table:style-name="ce525" office:value-type="float" office:value="7" calcext:value-type="float">
            <text:p>7</text:p>
          </table:table-cell>
          <table:table-cell table:style-name="ce527"/>
          <table:table-cell table:style-name="ce532" office:value-type="string" calcext:value-type="string">
            <text:p>gpio</text:p>
          </table:table-cell>
          <table:table-cell table:number-columns-repeated="2" table:style-name="ce525" office:value-type="string" calcext:value-type="string">
            <text:p>J8</text:p>
          </table:table-cell>
          <table:table-cell table:style-name="ce532" office:value-type="string" calcext:value-type="string">
            <text:p>gpio</text:p>
          </table:table-cell>
          <table:table-cell table:style-name="ce537"/>
          <table:table-cell table:style-name="ce521" office:value-type="float" office:value="7" calcext:value-type="float">
            <text:p>7</text:p>
          </table:table-cell>
          <table:table-cell table:style-name="ce521" office:value-type="float" office:value="5" calcext:value-type="float">
            <text:p>5</text:p>
          </table:table-cell>
          <table:table-cell table:style-name="ce386"/>
          <table:table-cell office:value-type="float" office:value="4" calcext:value-type="float">
            <text:p>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2</text:p>
          </table:table-cell>
          <table:table-cell/>
          <table:table-cell table:style-name="ce494" office:value-type="string" calcext:value-type="string">
            <text:p>b0</text:p>
          </table:table-cell>
          <table:table-cell/>
          <table:table-cell table:style-name="ce545" office:value-type="float" office:value="5" calcext:value-type="float">
            <text:p>5</text:p>
          </table:table-cell>
          <table:table-cell table:style-name="ce539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49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5">
          <table:table-cell table:style-name="ce306" office:value-type="string" calcext:value-type="string">
            <text:p>0v</text:p>
          </table:table-cell>
          <table:table-cell table:style-name="ce310" office:value-type="string" calcext:value-type="string">
            <text:p>clk</text:p>
          </table:table-cell>
          <table:table-cell table:number-columns-repeated="2"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+</text:p>
          </table:table-cell>
          <table:table-cell table:style-name="ce495" office:value-type="string" calcext:value-type="string">
            <text:p>y2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1+</text:p>
          </table:table-cell>
          <table:table-cell table:style-name="ce495" office:value-type="string" calcext:value-type="string">
            <text:p>y0+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2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5</text:p>
          </table:table-cell>
          <table:table-cell/>
          <table:table-cell table:number-columns-repeated="2" table:style-name="ce326" office:value-type="float" office:value="3.3" calcext:value-type="float">
            <text:p>3.3</text:p>
          </table:table-cell>
          <table:table-cell table:style-name="ce388" office:value-type="string" calcext:value-type="string">
            <text:p>3.3v</text:p>
          </table:table-cell>
          <table:table-cell/>
          <table:table-cell table:style-name="ce534" office:value-type="float" office:value="1" calcext:value-type="float">
            <text:p>1</text:p>
          </table:table-cell>
          <table:table-cell table:style-name="ce536" office:value-type="float" office:value="2" calcext:value-type="float">
            <text:p>2</text:p>
          </table:table-cell>
          <table:table-cell table:style-name="ce534"/>
          <table:table-cell table:number-columns-repeated="3" table:style-name="ce516" office:value-type="string" calcext:value-type="string">
            <text:p>5v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1</text:p>
          </table:table-cell>
          <table:table-cell/>
          <table:table-cell table:style-name="ce549" office:value-type="float" office:value="6" calcext:value-type="float">
            <text:p>6</text:p>
          </table:table-cell>
          <table:table-cell table:style-name="ce539" office:value-type="string" calcext:value-type="string">
            <text:p>edid clk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style-name="ce558" office:value-type="string" calcext:value-type="string">
            <text:p>RXINO- </text:p>
          </table:table-cell>
          <table:table-cell table:style-name="Default"/>
          <table:table-cell/>
          <table:table-cell table:style-name="ce49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450"/>
          <table:table-cell table:style-name="Default" table:number-columns-repeated="10"/>
          <table:table-cell table:number-columns-repeated="8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08"/>
          <table:table-cell table:style-name="ce526" office:value-type="string" calcext:value-type="string">
            <text:p>V</text:p>
          </table:table-cell>
          <table:table-cell table:style-name="ce528" office:value-type="string" calcext:value-type="string">
            <text:p>sda</text:p>
          </table:table-cell>
          <table:table-cell table:style-name="ce533" office:value-type="float" office:value="2" calcext:value-type="float">
            <text:p>2</text:p>
          </table:table-cell>
          <table:table-cell table:style-name="ce534" office:value-type="float" office:value="3" calcext:value-type="float">
            <text:p>3</text:p>
          </table:table-cell>
          <table:table-cell table:style-name="ce536" office:value-type="float" office:value="4" calcext:value-type="float">
            <text:p>4</text:p>
          </table:table-cell>
          <table:table-cell table:style-name="ce534"/>
          <table:table-cell table:number-columns-repeated="3" table:style-name="ce516" office:value-type="string" calcext:value-type="string">
            <text:p>5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2</text:p>
          </table:table-cell>
          <table:table-cell/>
          <table:table-cell table:style-name="ce310" office:value-type="float" office:value="7" calcext:value-type="float">
            <text:p>7</text:p>
          </table:table-cell>
          <table:table-cell table:style-name="ce539" office:value-type="string" calcext:value-type="string">
            <text:p>edid data</text:p>
          </table:table-cell>
          <table:table-cell/>
          <table:table-cell table:style-name="ce553" office:value-type="float" office:value="7" calcext:value-type="float">
            <text:p>7</text:p>
          </table:table-cell>
          <table:table-cell table:style-name="ce558" office:value-type="string" calcext:value-type="string">
            <text:p>RXINO+</text:p>
          </table:table-cell>
          <table:table-cell table:style-name="Default"/>
          <table:table-cell table:number-columns-repeated="5"/>
          <table:table-cell table:style-name="ce309"/>
          <table:table-cell table:style-name="Default" table:number-columns-repeated="11"/>
          <table:table-cell table:number-columns-repeated="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08"/>
          <table:table-cell table:style-name="ce493" office:value-type="string" calcext:value-type="string">
            <text:p>H</text:p>
          </table:table-cell>
          <table:table-cell table:style-name="ce528" office:value-type="string" calcext:value-type="string">
            <text:p>sclk</text:p>
          </table:table-cell>
          <table:table-cell table:style-name="ce533" office:value-type="float" office:value="3" calcext:value-type="float">
            <text:p>3</text:p>
          </table:table-cell>
          <table:table-cell table:style-name="ce534" office:value-type="float" office:value="5" calcext:value-type="float">
            <text:p>5</text:p>
          </table:table-cell>
          <table:table-cell table:style-name="ce536" office:value-type="float" office:value="6" calcext:value-type="float">
            <text:p>6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546" office:value-type="float" office:value="8" calcext:value-type="float">
            <text:p>8</text:p>
          </table:table-cell>
          <table:table-cell table:style-name="ce514" office:value-type="string" calcext:value-type="string">
            <text:p>y0-</text:p>
          </table:table-cell>
          <table:table-cell/>
          <table:table-cell table:style-name="ce519" office:value-type="float" office:value="8" calcext:value-type="float">
            <text:p>8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49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451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307" office:value-type="string" calcext:value-type="string">
            <text:p>en</text:p>
          </table:table-cell>
          <table:table-cell table:style-name="ce326" office:value-type="string" calcext:value-type="string">
            <text:p>3.3p</text:p>
          </table:table-cell>
          <table:table-cell table:style-name="ce326" office:value-type="float" office:value="3.3" calcext:value-type="float">
            <text:p>3.3</text:p>
          </table:table-cell>
          <table:table-cell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-</text:p>
          </table:table-cell>
          <table:table-cell table:style-name="ce495" office:value-type="string" calcext:value-type="string">
            <text:p>y2-</text:p>
          </table:table-cell>
          <table:table-cell table:style-name="ce326" office:value-type="float" office:value="3.3" calcext:value-type="float">
            <text:p>3.3</text:p>
          </table:table-cell>
          <table:table-cell table:style-name="ce495" office:value-type="string" calcext:value-type="string">
            <text:p>y1-</text:p>
          </table:table-cell>
          <table:table-cell table:style-name="ce495" office:value-type="string" calcext:value-type="string">
            <text:p>y0-</text:p>
          </table:table-cell>
          <table:table-cell table:style-name="ce333"/>
          <table:table-cell table:style-name="ce518" office:value-type="string" calcext:value-type="string">
            <text:p>r3</text:p>
          </table:table-cell>
          <table:table-cell table:style-name="ce518" office:value-type="string" calcext:value-type="string">
            <text:p>r4</text:p>
          </table:table-cell>
          <table:table-cell table:style-name="ce518" office:value-type="string" calcext:value-type="string">
            <text:p>r6</text:p>
          </table:table-cell>
          <table:table-cell/>
          <table:table-cell table:style-name="ce522" office:value-type="string" calcext:value-type="string">
            <text:p>b2</text:p>
          </table:table-cell>
          <table:table-cell table:style-name="ce522" office:value-type="string" calcext:value-type="string">
            <text:p>b0</text:p>
          </table:table-cell>
          <table:table-cell table:style-name="ce529"/>
          <table:table-cell table:style-name="ce533" office:value-type="float" office:value="4" calcext:value-type="float">
            <text:p>4</text:p>
          </table:table-cell>
          <table:table-cell table:style-name="ce534" office:value-type="float" office:value="7" calcext:value-type="float">
            <text:p>7</text:p>
          </table:table-cell>
          <table:table-cell table:style-name="ce536" office:value-type="float" office:value="8" calcext:value-type="float">
            <text:p>8</text:p>
          </table:table-cell>
          <table:table-cell table:style-name="ce533" office:value-type="float" office:value="14" calcext:value-type="float">
            <text:p>14</text:p>
          </table:table-cell>
          <table:table-cell table:style-name="ce539" office:value-type="string" calcext:value-type="string">
            <text:p>txd</text:p>
          </table:table-cell>
          <table:table-cell table:style-name="ce501" office:value-type="string" calcext:value-type="string">
            <text:p>g2</text:p>
          </table:table-cell>
          <table:table-cell table:style-name="ce501" office:value-type="string" calcext:value-type="string">
            <text:p>g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4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514" office:value-type="string" calcext:value-type="string">
            <text:p>y0+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558" office:value-type="string" calcext:value-type="string">
            <text:p>RXINo1- </text:p>
          </table:table-cell>
          <table:table-cell table:style-name="Default"/>
          <table:table-cell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5">
          <table:table-cell table:number-columns-repeated="15"/>
          <table:table-cell table:number-columns-repeated="3" table:style-name="ce422" office:value-type="string" calcext:value-type="string">
            <text:p>0v</text:p>
          </table:table-cell>
          <table:table-cell table:style-name="ce534"/>
          <table:table-cell table:style-name="ce534" office:value-type="float" office:value="9" calcext:value-type="float">
            <text:p>9</text:p>
          </table:table-cell>
          <table:table-cell table:style-name="ce536" office:value-type="float" office:value="10" calcext:value-type="float">
            <text:p>10</text:p>
          </table:table-cell>
          <table:table-cell table:style-name="ce533" office:value-type="float" office:value="15" calcext:value-type="float">
            <text:p>15</text:p>
          </table:table-cell>
          <table:table-cell table:style-name="ce539" office:value-type="string" calcext:value-type="string">
            <text:p>rxd</text:p>
          </table:table-cell>
          <table:table-cell table:style-name="ce501" office:value-type="string" calcext:value-type="string">
            <text:p>g3</text:p>
          </table:table-cell>
          <table:table-cell table:style-name="ce501" office:value-type="string" calcext:value-type="string">
            <text:p>g7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8" office:value-type="string" calcext:value-type="string">
            <text:p>g2</text:p>
          </table:table-cell>
          <table:table-cell/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5</text:p>
          </table:table-cell>
          <table:table-cell/>
          <table:table-cell table:style-name="ce547" office:value-type="float" office:value="10" calcext:value-type="float">
            <text:p>10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494" office:value-type="float" office:value="10" calcext:value-type="float">
            <text:p>10</text:p>
          </table:table-cell>
          <table:table-cell table:style-name="ce558" office:value-type="string" calcext:value-type="string">
            <text:p>RXINO1+</text:p>
          </table:table-cell>
          <table:table-cell table:style-name="Default"/>
          <table:table-cell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523" office:value-type="string" calcext:value-type="string">
            <text:p>r3</text:p>
          </table:table-cell>
          <table:table-cell table:style-name="ce433" office:value-type="string" calcext:value-type="string">
            <text:p>g5</text:p>
          </table:table-cell>
          <table:table-cell table:style-name="ce528" office:value-type="string" calcext:value-type="string">
            <text:p>ce1</text:p>
          </table:table-cell>
          <table:table-cell table:style-name="ce533" office:value-type="float" office:value="17" calcext:value-type="float">
            <text:p>17</text:p>
          </table:table-cell>
          <table:table-cell table:style-name="ce534" office:value-type="float" office:value="11" calcext:value-type="float">
            <text:p>11</text:p>
          </table:table-cell>
          <table:table-cell table:style-name="ce536" office:value-type="float" office:value="12" calcext:value-type="float">
            <text:p>12</text:p>
          </table:table-cell>
          <table:table-cell table:style-name="ce533" office:value-type="float" office:value="18" calcext:value-type="float">
            <text:p>18</text:p>
          </table:table-cell>
          <table:table-cell table:style-name="ce539" office:value-type="string" calcext:value-type="string">
            <text:p>ce0</text:p>
          </table:table-cell>
          <table:table-cell table:style-name="ce501" office:value-type="string" calcext:value-type="string">
            <text:p>g6</text:p>
          </table:table-cell>
          <table:table-cell table:style-name="ce541" office:value-type="string" calcext:value-type="string">
            <text:p>r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08" office:value-type="string" calcext:value-type="string">
            <text:p>g3</text:p>
          </table:table-cell>
          <table:table-cell table:number-columns-repeated="2"/>
          <table:table-cell table:style-name="ce508" office:value-type="string" calcext:value-type="string">
            <text:p>g2</text:p>
          </table:table-cell>
          <table:table-cell table:number-columns-repeated="2" table:style-name="ce494" office:value-type="string" calcext:value-type="string">
            <text:p>b6</text:p>
          </table:table-cell>
          <table:table-cell/>
          <table:table-cell table:style-name="ce551" office:value-type="float" office:value="11" calcext:value-type="float">
            <text:p>11</text:p>
          </table:table-cell>
          <table:table-cell table:style-name="ce514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49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451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308"/>
          <table:table-cell table:style-name="ce523" office:value-type="string" calcext:value-type="string">
            <text:p>r7</text:p>
          </table:table-cell>
          <table:table-cell table:style-name="ce529"/>
          <table:table-cell table:style-name="ce533" office:value-type="float" office:value="27" calcext:value-type="float">
            <text:p>27</text:p>
          </table:table-cell>
          <table:table-cell table:style-name="ce534" office:value-type="float" office:value="13" calcext:value-type="float">
            <text:p>13</text:p>
          </table:table-cell>
          <table:table-cell table:style-name="ce536" office:value-type="float" office:value="14" calcext:value-type="float">
            <text:p>14</text:p>
          </table:table-cell>
          <table:table-cell table:style-name="ce534" office:value-type="string" calcext:value-type="string">
            <text:p>-</text:p>
          </table:table-cell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08" office:value-type="string" calcext:value-type="string">
            <text:p>g4</text:p>
          </table:table-cell>
          <table:table-cell table:number-columns-repeated="2" table:style-name="ce508" office:value-type="string" calcext:value-type="string">
            <text:p>g2</text:p>
          </table:table-cell>
          <table:table-cell table:style-name="ce508" office:value-type="string" calcext:value-type="string">
            <text:p>g3</text:p>
          </table:table-cell>
          <table:table-cell table:number-columns-repeated="2" table:style-name="ce494" office:value-type="string" calcext:value-type="string">
            <text:p>b7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514" office:value-type="string" calcext:value-type="string">
            <text:p>y1+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558" office:value-type="string" calcext:value-type="string">
            <text:p>RXINO2- </text:p>
          </table:table-cell>
          <table:table-cell table:style-name="Default"/>
          <table:table-cell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308"/>
          <table:table-cell table:style-name="ce523" office:value-type="string" calcext:value-type="string">
            <text:p>r2</text:p>
          </table:table-cell>
          <table:table-cell table:style-name="ce529"/>
          <table:table-cell table:style-name="ce533" office:value-type="float" office:value="22" calcext:value-type="float">
            <text:p>22</text:p>
          </table:table-cell>
          <table:table-cell table:style-name="ce534" office:value-type="float" office:value="15" calcext:value-type="float">
            <text:p>15</text:p>
          </table:table-cell>
          <table:table-cell table:style-name="ce536" office:value-type="float" office:value="16" calcext:value-type="float">
            <text:p>16</text:p>
          </table:table-cell>
          <table:table-cell table:style-name="ce533" office:value-type="float" office:value="23" calcext:value-type="float">
            <text:p>23</text:p>
          </table:table-cell>
          <table:table-cell table:style-name="ce540"/>
          <table:table-cell table:style-name="ce541" office:value-type="string" calcext:value-type="string">
            <text:p>r3</text:p>
          </table:table-cell>
          <table:table-cell table:style-name="ce500"/>
          <table:table-cell/>
          <table:table-cell office:value-type="float" office:value="12" calcext:value-type="float">
            <text:p>12</text:p>
          </table:table-cell>
          <table:table-cell table:style-name="ce508" office:value-type="string" calcext:value-type="string">
            <text:p>g5</text:p>
          </table:table-cell>
          <table:table-cell table:number-columns-repeated="2" table:style-name="ce508" office:value-type="string" calcext:value-type="string">
            <text:p>g3</text:p>
          </table:table-cell>
          <table:table-cell table:style-name="ce508" office:value-type="string" calcext:value-type="string">
            <text:p>g4</text:p>
          </table:table-cell>
          <table:table-cell/>
          <table:table-cell table:style-name="ce508" office:value-type="string" calcext:value-type="string">
            <text:p>g0</text:p>
          </table:table-cell>
          <table:table-cell/>
          <table:table-cell table:style-name="ce547" office:value-type="float" office:value="13" calcext:value-type="float">
            <text:p>13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51" office:value-type="float" office:value="13" calcext:value-type="float">
            <text:p>13</text:p>
          </table:table-cell>
          <table:table-cell table:style-name="ce558" office:value-type="string" calcext:value-type="string">
            <text:p>RXINO2+</text:p>
          </table:table-cell>
          <table:table-cell table:style-name="Default"/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51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2" table:style-name="ce388" office:value-type="float" office:value="3.3" calcext:value-type="float">
            <text:p>3.3</text:p>
          </table:table-cell>
          <table:table-cell table:style-name="ce326" office:value-type="float" office:value="3.3" calcext:value-type="float">
            <text:p>3.3</text:p>
          </table:table-cell>
          <table:table-cell table:style-name="ce534"/>
          <table:table-cell table:style-name="ce534" office:value-type="float" office:value="17" calcext:value-type="float">
            <text:p>17</text:p>
          </table:table-cell>
          <table:table-cell table:style-name="ce536" office:value-type="float" office:value="18" calcext:value-type="float">
            <text:p>18</text:p>
          </table:table-cell>
          <table:table-cell table:style-name="ce533" office:value-type="float" office:value="24" calcext:value-type="float">
            <text:p>24</text:p>
          </table:table-cell>
          <table:table-cell table:style-name="ce540"/>
          <table:table-cell table:style-name="ce541" office:value-type="string" calcext:value-type="string">
            <text:p>r4</text:p>
          </table:table-cell>
          <table:table-cell table:style-name="ce500"/>
          <table:table-cell/>
          <table:table-cell office:value-type="float" office:value="13" calcext:value-type="float">
            <text:p>13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4</text:p>
          </table:table-cell>
          <table:table-cell table:style-name="ce508" office:value-type="string" calcext:value-type="string">
            <text:p>g5</text:p>
          </table:table-cell>
          <table:table-cell/>
          <table:table-cell table:style-name="ce508" office:value-type="string" calcext:value-type="string">
            <text:p>g1</text:p>
          </table:table-cell>
          <table:table-cell/>
          <table:table-cell table:style-name="ce518" office:value-type="float" office:value="14" calcext:value-type="float">
            <text:p>14</text:p>
          </table:table-cell>
          <table:table-cell table:style-name="ce514" office:value-type="string" calcext:value-type="string">
            <text:p>y2-</text:p>
          </table:table-cell>
          <table:table-cell/>
          <table:table-cell table:style-name="ce546" office:value-type="float" office:value="14" calcext:value-type="float">
            <text:p>14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7">
          <table:table-cell table:number-columns-repeated="15"/>
          <table:table-cell table:style-name="ce433" office:value-type="string" calcext:value-type="string">
            <text:p>g2</text:p>
          </table:table-cell>
          <table:table-cell table:style-name="ce522" office:value-type="string" calcext:value-type="string">
            <text:p>b6</text:p>
          </table:table-cell>
          <table:table-cell table:style-name="ce528" office:value-type="string" calcext:value-type="string">
            <text:p>Mosi</text:p>
          </table:table-cell>
          <table:table-cell table:style-name="ce533" office:value-type="float" office:value="10" calcext:value-type="float">
            <text:p>10</text:p>
          </table:table-cell>
          <table:table-cell table:style-name="ce534" office:value-type="float" office:value="19" calcext:value-type="float">
            <text:p>19</text:p>
          </table:table-cell>
          <table:table-cell table:style-name="ce536" office:value-type="float" office:value="20" calcext:value-type="float">
            <text:p>20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5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2</text:p>
          </table:table-cell>
          <table:table-cell/>
          <table:table-cell table:style-name="ce550" office:value-type="float" office:value="15" calcext:value-type="float">
            <text:p>15</text:p>
          </table:table-cell>
          <table:table-cell table:style-name="ce514" office:value-type="string" calcext:value-type="string">
            <text:p>y2+</text:p>
          </table:table-cell>
          <table:table-cell/>
          <table:table-cell table:style-name="ce518" office:value-type="float" office:value="15" calcext:value-type="float">
            <text:p>15</text:p>
          </table:table-cell>
          <table:table-cell table:style-name="ce558" office:value-type="string" calcext:value-type="string">
            <text:p>RXCLKIN- </text:p>
          </table:table-cell>
          <table:table-cell table:style-name="Default"/>
          <table:table-cell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522" office:value-type="string" calcext:value-type="string">
            <text:p>b7</text:p>
          </table:table-cell>
          <table:table-cell table:style-name="ce522" office:value-type="string" calcext:value-type="string">
            <text:p>b5</text:p>
          </table:table-cell>
          <table:table-cell table:style-name="ce528" office:value-type="string" calcext:value-type="string">
            <text:p>Miso</text:p>
          </table:table-cell>
          <table:table-cell table:style-name="ce533" office:value-type="float" office:value="9" calcext:value-type="float">
            <text:p>9</text:p>
          </table:table-cell>
          <table:table-cell table:style-name="ce534" office:value-type="float" office:value="21" calcext:value-type="float">
            <text:p>21</text:p>
          </table:table-cell>
          <table:table-cell table:style-name="ce536" office:value-type="float" office:value="22" calcext:value-type="float">
            <text:p>22</text:p>
          </table:table-cell>
          <table:table-cell table:style-name="ce533" office:value-type="float" office:value="25" calcext:value-type="float">
            <text:p>25</text:p>
          </table:table-cell>
          <table:table-cell table:style-name="ce540"/>
          <table:table-cell table:style-name="ce541" office:value-type="string" calcext:value-type="string">
            <text:p>r5</text:p>
          </table:table-cell>
          <table:table-cell table:style-name="ce500"/>
          <table:table-cell/>
          <table:table-cell office:value-type="float" office:value="15" calcext:value-type="float">
            <text:p>15</text:p>
          </table:table-cell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6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3</text:p>
          </table:table-cell>
          <table:table-cell/>
          <table:table-cell table:style-name="ce547" office:value-type="float" office:value="16" calcext:value-type="float">
            <text:p>16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50" office:value-type="float" office:value="16" calcext:value-type="float">
            <text:p>16</text:p>
          </table:table-cell>
          <table:table-cell table:style-name="ce558" office:value-type="string" calcext:value-type="string">
            <text:p>RXCLKIN+</text:p>
          </table:table-cell>
          <table:table-cell table:style-name="Default"/>
          <table:table-cell/>
          <table:table-cell table:style-name="ce49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51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3" office:value-type="string" calcext:value-type="string">
            <text:p>g3</text:p>
          </table:table-cell>
          <table:table-cell table:style-name="ce522" office:value-type="string" calcext:value-type="string">
            <text:p>b7</text:p>
          </table:table-cell>
          <table:table-cell table:style-name="ce528" office:value-type="string" calcext:value-type="string">
            <text:p>Sclk</text:p>
          </table:table-cell>
          <table:table-cell table:style-name="ce533" office:value-type="float" office:value="11" calcext:value-type="float">
            <text:p>11</text:p>
          </table:table-cell>
          <table:table-cell table:style-name="ce534" office:value-type="float" office:value="23" calcext:value-type="float">
            <text:p>23</text:p>
          </table:table-cell>
          <table:table-cell table:style-name="ce536" office:value-type="float" office:value="24" calcext:value-type="float">
            <text:p>24</text:p>
          </table:table-cell>
          <table:table-cell table:style-name="ce533" office:value-type="float" office:value="8" calcext:value-type="float">
            <text:p>8</text:p>
          </table:table-cell>
          <table:table-cell table:style-name="ce539" office:value-type="string" calcext:value-type="string">
            <text:p>Ce0</text:p>
          </table:table-cell>
          <table:table-cell table:style-name="ce542" office:value-type="string" calcext:value-type="string">
            <text:p>b4</text:p>
          </table:table-cell>
          <table:table-cell table:style-name="ce502" office:value-type="string" calcext:value-type="string">
            <text:p>b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7</text:p>
          </table:table-cell>
          <table:table-cell table:style-name="ce545" office:value-type="string" calcext:value-type="string">
            <text:p>r2</text:p>
          </table:table-cell>
          <table:table-cell table:number-columns-repeated="2" table:style-name="ce508" office:value-type="string" calcext:value-type="string">
            <text:p>g4</text:p>
          </table:table-cell>
          <table:table-cell/>
          <table:table-cell table:style-name="ce549" office:value-type="float" office:value="17" calcext:value-type="float">
            <text:p>17</text:p>
          </table:table-cell>
          <table:table-cell table:style-name="ce514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3" table:style-name="ce422" office:value-type="string" calcext:value-type="string">
            <text:p>0v</text:p>
          </table:table-cell>
          <table:table-cell table:style-name="ce534"/>
          <table:table-cell table:style-name="ce534" office:value-type="float" office:value="25" calcext:value-type="float">
            <text:p>25</text:p>
          </table:table-cell>
          <table:table-cell table:style-name="ce536" office:value-type="float" office:value="26" calcext:value-type="float">
            <text:p>26</text:p>
          </table:table-cell>
          <table:table-cell table:style-name="ce533" office:value-type="float" office:value="7" calcext:value-type="float">
            <text:p>7</text:p>
          </table:table-cell>
          <table:table-cell table:style-name="ce539" office:value-type="string" calcext:value-type="string">
            <text:p>Ce1</text:p>
          </table:table-cell>
          <table:table-cell table:style-name="ce542" office:value-type="string" calcext:value-type="string">
            <text:p>b3</text:p>
          </table:table-cell>
          <table:table-cell table:style-name="ce502" office:value-type="string" calcext:value-type="string">
            <text:p>b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45" office:value-type="string" calcext:value-type="string">
            <text:p>r5</text:p>
          </table:table-cell>
          <table:table-cell table:number-columns-repeated="2"/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5</text:p>
          </table:table-cell>
          <table:table-cell/>
          <table:table-cell table:style-name="ce550" office:value-type="float" office:value="18" calcext:value-type="float">
            <text:p>18</text:p>
          </table:table-cell>
          <table:table-cell table:style-name="ce514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33"/>
          <table:table-cell table:style-name="Default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2" table:style-name="ce524" office:value-type="string" calcext:value-type="string">
            <text:p>clk</text:p>
          </table:table-cell>
          <table:table-cell table:style-name="ce528" office:value-type="string" calcext:value-type="string">
            <text:p>idSd</text:p>
          </table:table-cell>
          <table:table-cell table:style-name="ce533" office:value-type="string" calcext:value-type="string">
            <text:p>0</text:p>
          </table:table-cell>
          <table:table-cell table:style-name="ce534" office:value-type="float" office:value="27" calcext:value-type="float">
            <text:p>27</text:p>
          </table:table-cell>
          <table:table-cell table:style-name="ce536" office:value-type="float" office:value="28" calcext:value-type="float">
            <text:p>28</text:p>
          </table:table-cell>
          <table:table-cell table:style-name="ce533" office:value-type="float" office:value="1" calcext:value-type="float">
            <text:p>1</text:p>
          </table:table-cell>
          <table:table-cell table:style-name="ce539" office:value-type="string" calcext:value-type="string">
            <text:p>idSc</text:p>
          </table:table-cell>
          <table:table-cell table:number-columns-repeated="2" table:style-name="ce543" office:value-type="string" calcext:value-type="string">
            <text:p>en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45" office:value-type="string" calcext:value-type="string">
            <text:p>r6</text:p>
          </table:table-cell>
          <table:table-cell table:number-columns-repeated="2"/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6</text:p>
          </table:table-cell>
          <table:table-cell/>
          <table:table-cell table:style-name="ce547" office:value-type="float" office:value="19" calcext:value-type="float">
            <text:p>19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33"/>
          <table:table-cell table:style-name="Default"/>
          <table:table-cell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5" office:value-type="string" calcext:value-type="string">
            <text:p>b3</text:p>
          </table:table-cell>
          <table:table-cell table:style-name="ce522" office:value-type="string" calcext:value-type="string">
            <text:p>b1</text:p>
          </table:table-cell>
          <table:table-cell table:style-name="ce529"/>
          <table:table-cell table:style-name="ce533" office:value-type="float" office:value="5" calcext:value-type="float">
            <text:p>5</text:p>
          </table:table-cell>
          <table:table-cell table:style-name="ce534" office:value-type="float" office:value="29" calcext:value-type="float">
            <text:p>29</text:p>
          </table:table-cell>
          <table:table-cell table:style-name="ce536" office:value-type="float" office:value="30" calcext:value-type="float">
            <text:p>30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45" office:value-type="string" calcext:value-type="string">
            <text:p>r7</text:p>
          </table:table-cell>
          <table:table-cell table:number-columns-repeated="2"/>
          <table:table-cell table:style-name="ce545" office:value-type="string" calcext:value-type="string">
            <text:p>r5</text:p>
          </table:table-cell>
          <table:table-cell table:number-columns-repeated="2" table:style-name="ce508" office:value-type="string" calcext:value-type="string">
            <text:p>g7</text:p>
          </table:table-cell>
          <table:table-cell/>
          <table:table-cell table:style-name="ce304" office:value-type="float" office:value="20" calcext:value-type="float">
            <text:p>20</text:p>
          </table:table-cell>
          <table:table-cell table:style-name="ce333"/>
          <table:table-cell/>
          <table:table-cell office:value-type="float" office:value="20" calcext:value-type="float">
            <text:p>20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5" office:value-type="string" calcext:value-type="string">
            <text:p>b4</text:p>
          </table:table-cell>
          <table:table-cell table:style-name="ce522" office:value-type="string" calcext:value-type="string">
            <text:p>b2</text:p>
          </table:table-cell>
          <table:table-cell table:style-name="ce529"/>
          <table:table-cell table:style-name="ce533" office:value-type="float" office:value="6" calcext:value-type="float">
            <text:p>6</text:p>
          </table:table-cell>
          <table:table-cell table:style-name="ce534" office:value-type="float" office:value="31" calcext:value-type="float">
            <text:p>31</text:p>
          </table:table-cell>
          <table:table-cell table:style-name="ce536" office:value-type="float" office:value="32" calcext:value-type="float">
            <text:p>32</text:p>
          </table:table-cell>
          <table:table-cell table:style-name="ce533" office:value-type="float" office:value="12" calcext:value-type="float">
            <text:p>12</text:p>
          </table:table-cell>
          <table:table-cell table:style-name="ce540"/>
          <table:table-cell table:style-name="ce501" office:value-type="string" calcext:value-type="string">
            <text:p>g0</text:p>
          </table:table-cell>
          <table:table-cell table:style-name="ce501" office:value-type="string" calcext:value-type="string">
            <text:p>g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545" office:value-type="string" calcext:value-type="string">
            <text:p>r3</text:p>
          </table:table-cell>
          <table:table-cell/>
          <table:table-cell table:style-name="ce545" office:value-type="string" calcext:value-type="string">
            <text:p>r6</text:p>
          </table:table-cell>
          <table:table-cell/>
          <table:table-cell table:style-name="ce545" office:value-type="string" calcext:value-type="string">
            <text:p>r0</text:p>
          </table:table-cell>
          <table:table-cell/>
          <table:table-cell table:style-name="ce304" office:value-type="float" office:value="21" calcext:value-type="float">
            <text:p>21</text:p>
          </table:table-cell>
          <table:table-cell table:style-name="ce333"/>
          <table:table-cell/>
          <table:table-cell office:value-type="float" office:value="21" calcext:value-type="float">
            <text:p>21</text:p>
          </table:table-cell>
          <table:table-cell table:style-name="ce333"/>
          <table:table-cell table:style-name="Default"/>
          <table:table-cell/>
          <table:table-cell table:style-name="ce499"/>
          <table:table-cell table:number-columns-repeated="3" office:value-type="float" office:value="60" calcext:value-type="float">
            <text:p>60</text:p>
          </table:table-cell>
          <table:table-cell table:style-name="ce451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3" office:value-type="string" calcext:value-type="string">
            <text:p>g5</text:p>
          </table:table-cell>
          <table:table-cell table:style-name="ce433" office:value-type="string" calcext:value-type="string">
            <text:p>g1</text:p>
          </table:table-cell>
          <table:table-cell table:style-name="ce529"/>
          <table:table-cell table:style-name="ce533" office:value-type="float" office:value="13" calcext:value-type="float">
            <text:p>13</text:p>
          </table:table-cell>
          <table:table-cell table:style-name="ce534" office:value-type="float" office:value="33" calcext:value-type="float">
            <text:p>33</text:p>
          </table:table-cell>
          <table:table-cell table:style-name="ce536" office:value-type="float" office:value="34" calcext:value-type="float">
            <text:p>34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545" office:value-type="string" calcext:value-type="string">
            <text:p>r4</text:p>
          </table:table-cell>
          <table:table-cell table:style-name="ce545" office:value-type="string" calcext:value-type="string">
            <text:p>r3</text:p>
          </table:table-cell>
          <table:table-cell table:style-name="ce545" office:value-type="string" calcext:value-type="string">
            <text:p>r7</text:p>
          </table:table-cell>
          <table:table-cell/>
          <table:table-cell table:style-name="ce545" office:value-type="string" calcext:value-type="string">
            <text:p>r1</text:p>
          </table:table-cell>
          <table:table-cell/>
          <table:table-cell table:style-name="ce304" office:value-type="float" office:value="22" calcext:value-type="float">
            <text:p>22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33"/>
          <table:table-cell table:style-name="Default"/>
          <table:table-cell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5">
          <table:table-cell table:style-name="ce308"/>
          <table:table-cell table:style-name="ce326" office:value-type="float" office:value="3.3" calcext:value-type="float">
            <text:p>3.3</text:p>
          </table:table-cell>
          <table:table-cell table:style-name="ce494" office:value-type="string" calcext:value-type="string">
            <text:p>b7</text:p>
          </table:table-cell>
          <table:table-cell table:style-name="ce494" office:value-type="string" calcext:value-type="string">
            <text:p>b5</text:p>
          </table:table-cell>
          <table:table-cell table:style-name="ce494" office:value-type="string" calcext:value-type="string">
            <text:p>b4</text:p>
          </table:table-cell>
          <table:table-cell table:style-name="ce333" table:number-columns-repeated="2"/>
          <table:table-cell table:style-name="ce508" office:value-type="string" calcext:value-type="string">
            <text:p>g7</text:p>
          </table:table-cell>
          <table:table-cell table:style-name="ce508" office:value-type="string" calcext:value-type="string">
            <text:p>g6</text:p>
          </table:table-cell>
          <table:table-cell table:style-name="ce333" table:number-columns-repeated="2"/>
          <table:table-cell table:style-name="ce508" office:value-type="string" calcext:value-type="string">
            <text:p>g3</text:p>
          </table:table-cell>
          <table:table-cell table:style-name="ce508" office:value-type="string" calcext:value-type="string">
            <text:p>g2</text:p>
          </table:table-cell>
          <table:table-cell table:style-name="ce333"/>
          <table:table-cell/>
          <table:table-cell table:style-name="ce523" office:value-type="string" calcext:value-type="string">
            <text:p>r5</text:p>
          </table:table-cell>
          <table:table-cell table:style-name="ce433" office:value-type="string" calcext:value-type="string">
            <text:p>g7</text:p>
          </table:table-cell>
          <table:table-cell table:style-name="ce528" office:value-type="string" calcext:value-type="string">
            <text:p>miso</text:p>
          </table:table-cell>
          <table:table-cell table:style-name="ce533" office:value-type="float" office:value="19" calcext:value-type="float">
            <text:p>19</text:p>
          </table:table-cell>
          <table:table-cell table:style-name="ce534" office:value-type="float" office:value="35" calcext:value-type="float">
            <text:p>35</text:p>
          </table:table-cell>
          <table:table-cell table:style-name="ce536" office:value-type="float" office:value="36" calcext:value-type="float">
            <text:p>36</text:p>
          </table:table-cell>
          <table:table-cell table:style-name="ce533" office:value-type="float" office:value="16" calcext:value-type="float">
            <text:p>16</text:p>
          </table:table-cell>
          <table:table-cell table:style-name="ce539" office:value-type="string" calcext:value-type="string">
            <text:p>ce2</text:p>
          </table:table-cell>
          <table:table-cell table:style-name="ce501" office:value-type="string" calcext:value-type="string">
            <text:p>g4</text:p>
          </table:table-cell>
          <table:table-cell table:style-name="ce541" office:value-type="string" calcext:value-type="string">
            <text:p>r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545" office:value-type="string" calcext:value-type="string">
            <text:p>r5</text:p>
          </table:table-cell>
          <table:table-cell table:style-name="ce545" office:value-type="string" calcext:value-type="string">
            <text:p>r4</text:p>
          </table:table-cell>
          <table:table-cell/>
          <table:table-cell table:number-columns-repeated="2" table:style-name="ce545" office:value-type="string" calcext:value-type="string">
            <text:p>r2</text:p>
          </table:table-cell>
          <table:table-cell/>
          <table:table-cell table:style-name="ce304" office:value-type="float" office:value="23" calcext:value-type="float">
            <text:p>23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49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451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8"/>
          <table:table-cell table:style-name="ce523" office:value-type="string" calcext:value-type="string">
            <text:p>r6</text:p>
          </table:table-cell>
          <table:table-cell table:style-name="ce529"/>
          <table:table-cell table:style-name="ce533" office:value-type="float" office:value="26" calcext:value-type="float">
            <text:p>26</text:p>
          </table:table-cell>
          <table:table-cell table:style-name="ce534" office:value-type="float" office:value="37" calcext:value-type="float">
            <text:p>37</text:p>
          </table:table-cell>
          <table:table-cell table:style-name="ce536" office:value-type="float" office:value="38" calcext:value-type="float">
            <text:p>38</text:p>
          </table:table-cell>
          <table:table-cell table:style-name="ce533" office:value-type="float" office:value="20" calcext:value-type="float">
            <text:p>20</text:p>
          </table:table-cell>
          <table:table-cell table:style-name="ce539" office:value-type="string" calcext:value-type="string">
            <text:p>mosi</text:p>
          </table:table-cell>
          <table:table-cell table:style-name="ce541" office:value-type="string" calcext:value-type="string">
            <text:p>r0</text:p>
          </table:table-cell>
          <table:table-cell table:style-name="ce541" office:value-type="string" calcext:value-type="string">
            <text:p>r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545" office:value-type="string" calcext:value-type="string">
            <text:p>r6</text:p>
          </table:table-cell>
          <table:table-cell table:style-name="ce545" office:value-type="string" calcext:value-type="string">
            <text:p>r5</text:p>
          </table:table-cell>
          <table:table-cell/>
          <table:table-cell table:number-columns-repeated="2" table:style-name="ce545" office:value-type="string" calcext:value-type="string">
            <text:p>r3</text:p>
          </table:table-cell>
          <table:table-cell/>
          <table:table-cell table:style-name="ce304" office:value-type="float" office:value="24" calcext:value-type="float">
            <text:p>24</text:p>
          </table:table-cell>
          <table:table-cell table:style-name="ce516" office:value-type="string" calcext:value-type="string">
            <text:p>5v led</text:p>
          </table:table-cell>
          <table:table-cell/>
          <table:table-cell table:style-name="ce549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/>
          <table:table-cell table:style-name="ce49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51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422" office:value-type="string" calcext:value-type="string">
            <text:p>0v</text:p>
          </table:table-cell>
          <table:table-cell table:style-name="ce535"/>
          <table:table-cell table:style-name="ce534" office:value-type="float" office:value="39" calcext:value-type="float">
            <text:p>39</text:p>
          </table:table-cell>
          <table:table-cell table:style-name="ce536" office:value-type="float" office:value="40" calcext:value-type="float">
            <text:p>40</text:p>
          </table:table-cell>
          <table:table-cell table:style-name="ce533" office:value-type="float" office:value="21" calcext:value-type="float">
            <text:p>21</text:p>
          </table:table-cell>
          <table:table-cell table:style-name="ce539" office:value-type="string" calcext:value-type="string">
            <text:p>sclk</text:p>
          </table:table-cell>
          <table:table-cell table:style-name="ce541" office:value-type="string" calcext:value-type="string">
            <text:p>r1</text:p>
          </table:table-cell>
          <table:table-cell table:style-name="ce541" office:value-type="string" calcext:value-type="string">
            <text:p>r7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545" office:value-type="string" calcext:value-type="string">
            <text:p>r7</text:p>
          </table:table-cell>
          <table:table-cell table:style-name="ce545" office:value-type="string" calcext:value-type="string">
            <text:p>r6</text:p>
          </table:table-cell>
          <table:table-cell/>
          <table:table-cell table:number-columns-repeated="2" table:style-name="ce545" office:value-type="string" calcext:value-type="string">
            <text:p>r4</text:p>
          </table:table-cell>
          <table:table-cell/>
          <table:table-cell table:style-name="ce552" office:value-type="float" office:value="25" calcext:value-type="float">
            <text:p>25</text:p>
          </table:table-cell>
          <table:table-cell table:style-name="ce516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5">
          <table:table-cell table:style-name="ce308"/>
          <table:table-cell table:style-name="ce333"/>
          <table:table-cell table:style-name="ce494" office:value-type="string" calcext:value-type="string">
            <text:p>b6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3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2</text:p>
          </table:table-cell>
          <table:table-cell table:style-name="ce306" office:value-type="string" calcext:value-type="string">
            <text:p>0v</text:p>
          </table:table-cell>
          <table:table-cell table:style-name="ce508" office:value-type="string" calcext:value-type="string">
            <text:p>g5</text:p>
          </table:table-cell>
          <table:table-cell table:style-name="ce326" office:value-type="float" office:value="3.3" calcext:value-type="float">
            <text:p>3.3</text:p>
          </table:table-cell>
          <table:table-cell table:style-name="ce508" office:value-type="string" calcext:value-type="string">
            <text:p>g4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7</text:p>
          </table:table-cell>
          <table:table-cell table:style-name="ce326" office:value-type="float" office:value="3.3" calcext:value-type="float">
            <text:p>3.3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table:number-columns-repeated="2"/>
          <table:table-cell table:style-name="ce545" office:value-type="string" calcext:value-type="string">
            <text:p>r7</text:p>
          </table:table-cell>
          <table:table-cell/>
          <table:table-cell table:number-columns-repeated="2" table:style-name="ce545" office:value-type="string" calcext:value-type="string">
            <text:p>r5</text:p>
          </table:table-cell>
          <table:table-cell/>
          <table:table-cell table:style-name="ce304" office:value-type="float" office:value="26" calcext:value-type="float">
            <text:p>26</text:p>
          </table:table-cell>
          <table:table-cell table:style-name="ce516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3"/>
          <table:table-cell table:style-name="Default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5">
          <table:table-cell table:number-columns-repeated="18"/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545" office:value-type="string" calcext:value-type="string">
            <text:p>r6</text:p>
          </table:table-cell>
          <table:table-cell/>
          <table:table-cell table:style-name="ce304" office:value-type="float" office:value="27" calcext:value-type="float">
            <text:p>27</text:p>
          </table:table-cell>
          <table:table-cell table:style-name="ce333"/>
          <table:table-cell/>
          <table:table-cell table:style-name="ce518" office:value-type="float" office:value="27" calcext:value-type="float">
            <text:p>27</text:p>
          </table:table-cell>
          <table:table-cell table:style-name="ce516" office:value-type="string" calcext:value-type="string">
            <text:p>5v led</text:p>
          </table:table-cell>
          <table:table-cell table:style-name="Default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530" office:value-type="string" calcext:value-type="string">
            <text:p>lvds</text:p>
          </table:table-cell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545" office:value-type="string" calcext:value-type="string">
            <text:p>r7</text:p>
          </table:table-cell>
          <table:table-cell/>
          <table:table-cell table:style-name="ce494" office:value-type="float" office:value="28" calcext:value-type="float">
            <text:p>28</text:p>
          </table:table-cell>
          <table:table-cell table:style-name="ce539" office:value-type="string" calcext:value-type="string">
            <text:p>vdd en</text:p>
          </table:table-cell>
          <table:table-cell/>
          <table:table-cell table:style-name="ce518" office:value-type="float" office:value="28" calcext:value-type="float">
            <text:p>28</text:p>
          </table:table-cell>
          <table:table-cell table:style-name="ce516" office:value-type="string" calcext:value-type="string">
            <text:p>5v led</text:p>
          </table:table-cell>
          <table:table-cell table:style-name="Default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386" office:value-type="string" calcext:value-type="string">
            <text:p>top</text:p>
          </table:table-cell>
          <table:table-cell table:number-columns-repeated="2"/>
          <table:table-cell table:style-name="ce499" table:number-columns-repeated="2"/>
          <table:table-cell table:number-columns-repeated="3"/>
          <table:table-cell table:style-name="ce499"/>
          <table:table-cell table:style-name="Default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99" office:value-type="string" calcext:value-type="string">
            <text:p>d4</text:p>
          </table:table-cell>
          <table:table-cell table:style-name="ce512" office:value-type="string" calcext:value-type="string">
            <text:p>r6</text:p>
          </table:table-cell>
          <table:table-cell table:style-name="ce309" table:number-columns-repeated="2"/>
          <table:table-cell/>
          <table:table-cell table:style-name="Default" table:number-columns-repeated="7"/>
          <table:table-cell/>
          <table:table-cell table:style-name="ce304" office:value-type="float" office:value="29" calcext:value-type="float">
            <text:p>29</text:p>
          </table:table-cell>
          <table:table-cell table:style-name="ce333"/>
          <table:table-cell/>
          <table:table-cell table:style-name="ce518" office:value-type="float" office:value="29" calcext:value-type="float">
            <text:p>29</text:p>
          </table:table-cell>
          <table:table-cell table:style-name="ce516" office:value-type="string" calcext:value-type="string">
            <text:p>5v led</text:p>
          </table:table-cell>
          <table:table-cell table:style-name="Default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388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0"/>
          <table:table-cell table:style-name="ce499"/>
          <table:table-cell table:style-name="ce399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512" office:value-type="string" calcext:value-type="string">
            <text:p>r5</text:p>
          </table:table-cell>
          <table:table-cell table:style-name="Default"/>
          <table:table-cell table:style-name="ce519"/>
          <table:table-cell/>
          <table:table-cell table:style-name="ce308"/>
          <table:table-cell table:style-name="ce493" office:value-type="string" calcext:value-type="string">
            <text:p>d5</text:p>
          </table:table-cell>
          <table:table-cell table:style-name="ce30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99" office:value-type="string" calcext:value-type="string">
            <text:p>d3</text:p>
          </table:table-cell>
          <table:table-cell table:style-name="ce512" office:value-type="string" calcext:value-type="string">
            <text:p>r5</text:p>
          </table:table-cell>
          <table:table-cell table:style-name="ce309" table:number-columns-repeated="2"/>
          <table:table-cell/>
          <table:table-cell table:style-name="Default" table:number-columns-repeated="7"/>
          <table:table-cell/>
          <table:table-cell table:style-name="ce553" office:value-type="float" office:value="30" calcext:value-type="float">
            <text:p>30</text:p>
          </table:table-cell>
          <table:table-cell table:style-name="ce539" office:value-type="string" calcext:value-type="string">
            <text:p>vled en</text:p>
          </table:table-cell>
          <table:table-cell/>
          <table:table-cell table:style-name="ce518" office:value-type="float" office:value="30" calcext:value-type="float">
            <text:p>30</text:p>
          </table:table-cell>
          <table:table-cell table:style-name="ce516" office:value-type="string" calcext:value-type="string">
            <text:p>5v led</text:p>
          </table:table-cell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399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01" office:value-type="string" calcext:value-type="string">
            <text:p>g2</text:p>
          </table:table-cell>
          <table:table-cell table:style-name="ce499"/>
          <table:table-cell table:style-name="ce399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399" office:value-type="string" calcext:value-type="string">
            <text:p>r7</text:p>
          </table:table-cell>
          <table:table-cell table:style-name="ce493" office:value-type="string" calcext:value-type="string">
            <text:p>d6</text:p>
          </table:table-cell>
          <table:table-cell table:style-name="ce30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99" office:value-type="string" calcext:value-type="string">
            <text:p>d2</text:p>
          </table:table-cell>
          <table:table-cell table:style-name="ce512" office:value-type="string" calcext:value-type="string">
            <text:p>r4</text:p>
          </table:table-cell>
          <table:table-cell table:style-name="ce309" table:number-columns-repeated="2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333"/>
          <table:table-cell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01" office:value-type="string" calcext:value-type="string">
            <text:p>g3</text:p>
          </table:table-cell>
          <table:table-cell table:style-name="ce499"/>
          <table:table-cell table:style-name="ce399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512" office:value-type="string" calcext:value-type="string">
            <text:p>r2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2</text:p>
          </table:table-cell>
          <table:table-cell table:style-name="ce493" office:value-type="string" calcext:value-type="string">
            <text:p>d7</text:p>
          </table:table-cell>
          <table:table-cell table:style-name="ce30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style-name="ce304"/>
          <table:table-cell table:style-name="Default" table:number-columns-repeated="7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33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00"/>
          <table:table-cell table:style-name="ce499"/>
          <table:table-cell table:style-name="ce308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 table:number-columns-repeated="2"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99" office:value-type="string" calcext:value-type="string">
            <text:p>d1</text:p>
          </table:table-cell>
          <table:table-cell table:style-name="ce512" office:value-type="string" calcext:value-type="string">
            <text:p>r3</text:p>
          </table:table-cell>
          <table:table-cell table:style-name="ce309" table:number-columns-repeated="2"/>
          <table:table-cell/>
          <table:table-cell table:style-name="Default" table:number-columns-repeated="7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388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514" office:value-type="string" calcext:value-type="string">
            <text:p>y0+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3</text:p>
          </table:table-cell>
          <table:table-cell table:style-name="ce493" office:value-type="string" calcext:value-type="string">
            <text:p>d8</text:p>
          </table:table-cell>
          <table:table-cell table:style-name="ce30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99" office:value-type="string" calcext:value-type="string">
            <text:p>d0</text:p>
          </table:table-cell>
          <table:table-cell table:style-name="ce512" office:value-type="string" calcext:value-type="string">
            <text:p>r2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Default"/>
          <table:table-cell table:style-name="ce544" office:value-type="string" calcext:value-type="string">
            <text:p>eee</text:p>
          </table:table-cell>
          <table:table-cell table:style-name="ce544"/>
          <table:table-cell/>
          <table:table-cell table:style-name="ce304"/>
          <table:table-cell table:number-columns-repeated="2"/>
          <table:table-cell table:style-name="ce49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452" office:value-type="string" calcext:value-type="string">
            <text:p>0x00000f output_format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33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01" office:value-type="string" calcext:value-type="string">
            <text:p>g6</text:p>
          </table:table-cell>
          <table:table-cell table:style-name="ce499"/>
          <table:table-cell table:style-name="ce506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514" office:value-type="string" calcext:value-type="string">
            <text:p>y1+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4</text:p>
          </table:table-cell>
          <table:table-cell table:style-name="ce493" office:value-type="string" calcext:value-type="string">
            <text:p>d9</text:p>
          </table:table-cell>
          <table:table-cell table:style-name="ce30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99" office:value-type="string" calcext:value-type="string">
            <text:p>d27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"/>
          <table:table-cell table:style-name="ce306" office:value-type="string" calcext:value-type="string">
            <text:p>0v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01" office:value-type="string" calcext:value-type="string">
            <text:p>g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308"/>
          <table:table-cell table:style-name="ce493" office:value-type="string" calcext:value-type="string">
            <text:p>d10</text:p>
          </table:table-cell>
          <table:table-cell table:style-name="ce30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46"/>
          <table:table-cell table:style-name="ce519" office:value-type="string" calcext:value-type="string">
            <text:p>y0+</text:p>
          </table:table-cell>
          <table:table-cell table:number-columns-repeated="2" table:style-name="ce519" office:value-type="float" office:value="2" calcext:value-type="float">
            <text:p>2</text:p>
          </table:table-cell>
          <table:table-cell table:style-name="ce304" office:value-type="string" calcext:value-type="string">
            <text:p>y0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3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514" office:value-type="string" calcext:value-type="string">
            <text:p>y2+</text:p>
          </table:table-cell>
          <table:table-cell table:style-name="Default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514" office:value-type="string" calcext:value-type="string">
            <text:p>y0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1"/>
          <table:table-cell table:style-name="ce519" office:value-type="string" calcext:value-type="string">
            <text:p>y1+</text:p>
          </table:table-cell>
          <table:table-cell table:number-columns-repeated="2" table:style-name="ce519" office:value-type="float" office:value="3" calcext:value-type="float">
            <text:p>3</text:p>
          </table:table-cell>
          <table:table-cell table:style-name="ce304" office:value-type="string" calcext:value-type="string">
            <text:p>y1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00"/>
          <table:table-cell table:style-name="ce499"/>
          <table:table-cell table:style-name="ce506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514" office:value-type="string" calcext:value-type="string">
            <text:p>clk+</text:p>
          </table:table-cell>
          <table:table-cell table:style-name="Default"/>
          <table:table-cell table:style-name="ce519"/>
          <table:table-cell/>
          <table:table-cell table:style-name="ce308"/>
          <table:table-cell table:style-name="ce493" office:value-type="string" calcext:value-type="string">
            <text:p>d11</text:p>
          </table:table-cell>
          <table:table-cell table:style-name="ce30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514" office:value-type="string" calcext:value-type="string">
            <text:p>y0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9"/>
          <table:table-cell table:style-name="ce304" office:value-type="string" calcext:value-type="string">
            <text:p>data</text:p>
          </table:table-cell>
          <table:table-cell table:number-columns-repeated="2" table:style-name="ce519" office:value-type="float" office:value="4" calcext:value-type="float">
            <text:p>4</text:p>
          </table:table-cell>
          <table:table-cell table:style-name="ce304" office:value-type="string" calcext:value-type="string">
            <text:p>clk</text:p>
          </table:table-cell>
          <table:table-cell table:style-name="ce549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3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02" office:value-type="string" calcext:value-type="string">
            <text:p>b4</text:p>
          </table:table-cell>
          <table:table-cell table:style-name="ce499"/>
          <table:table-cell table:style-name="ce308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00"/>
          <table:table-cell table:style-name="Default"/>
          <table:table-cell table:style-name="ce519"/>
          <table:table-cell/>
          <table:table-cell table:style-name="ce433" office:value-type="string" calcext:value-type="string">
            <text:p>g5</text:p>
          </table:table-cell>
          <table:table-cell table:style-name="ce493" office:value-type="string" calcext:value-type="string">
            <text:p>d12</text:p>
          </table:table-cell>
          <table:table-cell table:style-name="ce30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514" office:value-type="string" calcext:value-type="string">
            <text:p>y1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18"/>
          <table:table-cell table:style-name="ce519" office:value-type="string" calcext:value-type="string">
            <text:p>y2+</text:p>
          </table:table-cell>
          <table:table-cell table:number-columns-repeated="2" table:style-name="ce519" office:value-type="float" office:value="5" calcext:value-type="float">
            <text:p>5</text:p>
          </table:table-cell>
          <table:table-cell table:style-name="ce304" office:value-type="string" calcext:value-type="string">
            <text:p>y2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02" office:value-type="string" calcext:value-type="string">
            <text:p>b5</text:p>
          </table:table-cell>
          <table:table-cell table:style-name="ce499"/>
          <table:table-cell table:style-name="ce422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6</text:p>
          </table:table-cell>
          <table:table-cell table:style-name="ce493" office:value-type="string" calcext:value-type="string">
            <text:p>d13</text:p>
          </table:table-cell>
          <table:table-cell table:style-name="ce30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514" office:value-type="string" calcext:value-type="string">
            <text:p>y1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49"/>
          <table:table-cell table:style-name="ce519" office:value-type="string" calcext:value-type="string">
            <text:p>clk+</text:p>
          </table:table-cell>
          <table:table-cell table:number-columns-repeated="2" table:style-name="ce519" office:value-type="float" office:value="6" calcext:value-type="float">
            <text:p>6</text:p>
          </table:table-cell>
          <table:table-cell table:style-name="ce304" office:value-type="string" calcext:value-type="string">
            <text:p>clk-</text:p>
          </table:table-cell>
          <table:table-cell table:style-name="ce550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43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02" office:value-type="string" calcext:value-type="string">
            <text:p>b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2"/>
          <table:table-cell table:style-name="ce519" office:value-type="string" calcext:value-type="string">
            <text:p>pwm</text:p>
          </table:table-cell>
          <table:table-cell table:style-name="ce30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326" office:value-type="string" calcext:value-type="string">
            <text:p>3.3edid</text:p>
          </table:table-cell>
          <table:table-cell table:style-name="ce518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30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03" office:value-type="float" office:value="3.3" calcext:value-type="float">
            <text:p>3.3</text:p>
          </table:table-cell>
          <table:table-cell table:style-name="ce309"/>
          <table:table-cell table:style-name="ce388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515" office:value-type="string" calcext:value-type="string">
            <text:p>clk</text:p>
          </table:table-cell>
          <table:table-cell table:style-name="Default"/>
          <table:table-cell table:style-name="ce519"/>
          <table:table-cell/>
          <table:table-cell table:style-name="ce433" office:value-type="string" calcext:value-type="string">
            <text:p>g7</text:p>
          </table:table-cell>
          <table:table-cell table:style-name="ce493" office:value-type="string" calcext:value-type="string">
            <text:p>d14</text:p>
          </table:table-cell>
          <table:table-cell table:style-name="ce30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53"/>
          <table:table-cell table:style-name="ce519" office:value-type="string" calcext:value-type="string">
            <text:p>ledEn</text:p>
          </table:table-cell>
          <table:table-cell table:style-name="ce30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333" table:number-columns-repeated="2"/>
          <table:table-cell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/>
          <table:table-cell table:style-name="ce309" table:number-columns-repeated="4"/>
          <table:table-cell table:style-name="ce493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04" office:value-type="string" calcext:value-type="string">
            <text:p>V</text:p>
          </table:table-cell>
          <table:table-cell table:style-name="ce499"/>
          <table:table-cell table:style-name="ce507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/>
          <table:table-cell table:style-name="ce435" office:value-type="string" calcext:value-type="string">
            <text:p>b2</text:p>
          </table:table-cell>
          <table:table-cell table:style-name="ce493" office:value-type="string" calcext:value-type="string">
            <text:p>d15</text:p>
          </table:table-cell>
          <table:table-cell table:style-name="ce30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14" office:value-type="string" calcext:value-type="string">
            <text:p>y2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/>
          <table:table-cell table:style-name="ce546"/>
          <table:table-cell table:style-name="ce326" office:value-type="float" office:value="3.3" calcext:value-type="float">
            <text:p>3.3</text:p>
          </table:table-cell>
          <table:table-cell table:number-columns-repeated="2" table:style-name="ce519" office:value-type="float" office:value="9" calcext:value-type="float">
            <text:p>9</text:p>
          </table:table-cell>
          <table:table-cell table:style-name="ce560" office:value-type="string" calcext:value-type="string">
            <text:p>5v led</text:p>
          </table:table-cell>
          <table:table-cell table:style-name="ce552"/>
          <table:table-cell table:number-columns-repeated="5"/>
          <table:table-cell table:style-name="ce451" office:value-type="string" calcext:value-type="string">
            <text:p>0x0000f0 rgb_orde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93"/>
          <table:table-cell table:style-name="ce493" office:value-type="string" calcext:value-type="string">
            <text:p>d16</text:p>
          </table:table-cell>
          <table:table-cell table:style-name="ce30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514" office:value-type="string" calcext:value-type="string">
            <text:p>y2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12"/>
          <table:table-cell table:style-name="ce451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22" office:value-type="string" calcext:value-type="string">
            <text:p>0v</text:p>
          </table:table-cell>
          <table:table-cell table:style-name="ce493" office:value-type="string" calcext:value-type="string">
            <text:p>clks</text:p>
          </table:table-cell>
          <table:table-cell table:style-name="ce30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514" office:value-type="string" calcext:value-type="string">
            <text:p>clk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12"/>
          <table:table-cell table:style-name="ce451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17</text:p>
          </table:table-cell>
          <table:table-cell table:style-name="ce30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14" office:value-type="string" calcext:value-type="string">
            <text:p>clk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3</text:p>
          </table:table-cell>
          <table:table-cell table:style-name="ce493" office:value-type="string" calcext:value-type="string">
            <text:p>d18</text:p>
          </table:table-cell>
          <table:table-cell table:style-name="ce30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99" office:value-type="string" calcext:value-type="string">
            <text:p>y3m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5">
          <table:table-cell/>
          <table:table-cell table:style-name="ce309"/>
          <table:table-cell table:number-columns-repeated="11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4</text:p>
          </table:table-cell>
          <table:table-cell table:style-name="ce493" office:value-type="string" calcext:value-type="string">
            <text:p>d19</text:p>
          </table:table-cell>
          <table:table-cell table:style-name="ce30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9" office:value-type="string" calcext:value-type="string">
            <text:p>y3p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5"/>
          <table:table-cell table:style-name="ce499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5</text:p>
          </table:table-cell>
          <table:table-cell table:style-name="ce493" office:value-type="string" calcext:value-type="string">
            <text:p>d20</text:p>
          </table:table-cell>
          <table:table-cell table:style-name="ce30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6</text:p>
          </table:table-cell>
          <table:table-cell table:style-name="ce493" office:value-type="string" calcext:value-type="string">
            <text:p>d21</text:p>
          </table:table-cell>
          <table:table-cell table:style-name="ce30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7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7</text:p>
          </table:table-cell>
          <table:table-cell table:style-name="ce493" office:value-type="string" calcext:value-type="string">
            <text:p>d22</text:p>
          </table:table-cell>
          <table:table-cell table:style-name="ce30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23</text:p>
          </table:table-cell>
          <table:table-cell table:style-name="ce30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99" office:value-type="string" calcext:value-type="string">
            <text:p>shtd</text:p>
          </table:table-cell>
          <table:table-cell table:style-name="ce503" office:value-type="string" calcext:value-type="string">
            <text:p>3.3p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515" office:value-type="string" calcext:value-type="string">
            <text:p>clk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93" office:value-type="string" calcext:value-type="string">
            <text:p>H</text:p>
          </table:table-cell>
          <table:table-cell table:style-name="ce493" office:value-type="string" calcext:value-type="string">
            <text:p>d24</text:p>
          </table:table-cell>
          <table:table-cell table:style-name="ce30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99" office:value-type="string" calcext:value-type="string">
            <text:p>d26</text:p>
          </table:table-cell>
          <table:table-cell table:style-name="ce307" office:value-type="string" calcext:value-type="string">
            <text:p>en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8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526" office:value-type="string" calcext:value-type="string">
            <text:p>V</text:p>
          </table:table-cell>
          <table:table-cell table:style-name="ce493" office:value-type="string" calcext:value-type="string">
            <text:p>d25</text:p>
          </table:table-cell>
          <table:table-cell table:style-name="ce30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 table:number-columns-repeated="2"/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style-name="ce519"/>
          <table:table-cell table:number-columns-repeated="7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2000 vsync_disable </text:p>
          </table:table-cell>
          <table:table-cell table:number-columns-repeated="18"/>
        </table:table-row>
        <table:table-row table:style-name="ro5">
          <table:table-cell table:number-columns-repeated="2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5">
          <table:table-cell table:number-columns-repeated="2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10000 hsync_polarity </text:p>
          </table:table-cell>
          <table:table-cell table:number-columns-repeated="18"/>
        </table:table-row>
        <table:table-row table:style-name="ro5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20000 vsync_polarity </text:p>
          </table:table-cell>
          <table:table-cell table:number-columns-repeated="18"/>
        </table:table-row>
        <table:table-row table:style-name="ro5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8"/>
          <table:table-cell table:style-name="ce499"/>
          <table:table-cell table:number-columns-repeated="3"/>
          <table:table-cell table:style-name="ce451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5">
          <table:table-cell table:number-columns-repeated="24"/>
          <table:table-cell table:style-name="ce309"/>
          <table:table-cell table:number-columns-repeated="16"/>
          <table:table-cell table:style-name="ce499"/>
          <table:table-cell table:number-columns-repeated="3"/>
          <table:table-cell table:style-name="ce451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0x100000 hsync_phase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51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5" table:number-rows-repeated="6">
          <table:table-cell table:number-columns-repeated="41"/>
          <table:table-cell table:style-name="ce499"/>
          <table:table-cell table:number-columns-repeated="3"/>
          <table:table-cell table:style-name="ce309"/>
          <table:table-cell table:number-columns-repeated="18"/>
        </table:table-row>
        <table:table-row table:style-name="ro5">
          <table:table-cell table:number-columns-repeated="41"/>
          <table:table-cell table:style-name="ce499"/>
          <table:table-cell table:number-columns-repeated="3"/>
          <table:table-cell table:style-name="ce499"/>
          <table:table-cell table:number-columns-repeated="18"/>
        </table:table-row>
        <table:table-row table:style-name="ro5" table:number-rows-repeated="4">
          <table:table-cell table:number-columns-repeated="45"/>
          <table:table-cell table:style-name="ce309"/>
          <table:table-cell table:number-columns-repeated="18"/>
        </table:table-row>
        <table:table-row table:style-name="ro5" table:number-rows-repeated="104849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9:37:44.6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6T19:38:34.699000000</dc:date>
    <meta:editing-duration>PT12H31M16S</meta:editing-duration>
    <meta:editing-cycles>97</meta:editing-cycles>
    <meta:generator>LibreOffice/7.0.0.3$Windows_X86_64 LibreOffice_project/8061b3e9204bef6b321a21033174034a5e2ea88e</meta:generator>
    <meta:document-statistic meta:table-count="3" meta:cell-count="1801" meta:object-count="0"/>
  </office:meta>
</office:document-meta>
</file>